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 Mono" svg:font-family="Roboto Mono" style:font-family-generic="modern" style:font-pitch="fixed" svg:panose-1="0 0 0 9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line-height-at-least="0.1875in" fo:background-color="#FFFFFE"/>
    </style:style>
    <style:style style:name="T2" style:parent-style-name="DefaultParagraphFont" style:family="text">
      <style:text-properties style:font-name="Roboto Mono" style:font-name-asian="Times New Roman" style:font-name-complex="Times New Roman" fo:color="#D81B60" fo:font-size="9pt" style:font-size-asian="9pt" style:font-size-complex="9pt"/>
    </style:style>
    <style:style style:name="P3" style:parent-style-name="Normal" style:family="paragraph">
      <style:paragraph-properties style:line-height-at-least="0.1875in" fo:background-color="#FFFFFE"/>
    </style:style>
    <style:style style:name="T4" style:parent-style-name="DefaultParagraphFont" style:family="text">
      <style:text-properties style:font-name="Roboto Mono" style:font-name-asian="Times New Roman" style:font-name-complex="Times New Roman" fo:color="#D81B60" fo:font-size="9pt" style:font-size-asian="9pt" style:font-size-complex="9pt"/>
    </style:style>
    <style:style style:name="P5" style:parent-style-name="Normal" style:family="paragraph">
      <style:paragraph-properties style:line-height-at-least="0.1875in" fo:background-color="#FFFFFE"/>
    </style:style>
    <style:style style:name="T6" style:parent-style-name="DefaultParagraphFont" style:family="text">
      <style:text-properties style:font-name="Roboto Mono" style:font-name-asian="Times New Roman" style:font-name-complex="Times New Roman" fo:color="#D81B60" fo:font-size="9pt" style:font-size-asian="9pt" style:font-size-complex="9pt"/>
    </style:style>
    <style:style style:name="P7" style:parent-style-name="Normal" style:family="paragraph">
      <style:paragraph-properties style:line-height-at-least="0.1875in" fo:background-color="#FFFFFE"/>
    </style:style>
    <style:style style:name="T8" style:parent-style-name="DefaultParagraphFont" style:family="text">
      <style:text-properties style:font-name="Roboto Mono" style:font-name-asian="Times New Roman" style:font-name-complex="Times New Roman" fo:color="#D81B60" fo:font-size="9pt" style:font-size-asian="9pt" style:font-size-complex="9pt"/>
    </style:style>
    <style:style style:name="P9" style:parent-style-name="Normal" style:family="paragraph">
      <style:paragraph-properties style:line-height-at-least="0.1875in" fo:background-color="#FFFFFE"/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10" style:parent-style-name="Normal" style:family="paragraph">
      <style:paragraph-properties style:line-height-at-least="0.1875in" fo:background-color="#FFFFFE"/>
    </style:style>
    <style:style style:name="T11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1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3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P14" style:parent-style-name="Normal" style:family="paragraph">
      <style:paragraph-properties style:line-height-at-least="0.1875in" fo:background-color="#FFFFFE"/>
    </style:style>
    <style:style style:name="T15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16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7" style:parent-style-name="DefaultParagraphFont" style:family="text">
      <style:text-properties style:font-name="Roboto Mono" style:font-name-asian="Times New Roman" style:font-name-complex="Times New Roman" fo:color="#0D904F" fo:font-size="9pt" style:font-size-asian="9pt" style:font-size-complex="9pt"/>
    </style:style>
    <style:style style:name="P18" style:parent-style-name="Normal" style:family="paragraph">
      <style:paragraph-properties style:line-height-at-least="0.1875in" fo:background-color="#FFFFFE"/>
    </style:style>
    <style:style style:name="T19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21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23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4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25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P26" style:parent-style-name="Normal" style:family="paragraph">
      <style:paragraph-properties style:line-height-at-least="0.1875in" fo:background-color="#FFFFFE"/>
    </style:style>
    <style:style style:name="T27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29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3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1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3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33" style:parent-style-name="Normal" style:family="paragraph">
      <style:paragraph-properties fo:margin-bottom="0.1666in" style:line-height-at-least="0.1875in" fo:background-color="#FFFFFE"/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34" style:parent-style-name="Normal" style:family="paragraph">
      <style:paragraph-properties style:line-height-at-least="0.1875in" fo:background-color="#FFFFFE"/>
    </style:style>
    <style:style style:name="T35" style:parent-style-name="DefaultParagraphFont" style:family="text">
      <style:text-properties style:font-name="Roboto Mono" style:font-name-asian="Times New Roman" style:font-name-complex="Times New Roman" fo:color="#D81B60" fo:font-size="9pt" style:font-size-asian="9pt" style:font-size-complex="9pt"/>
    </style:style>
    <style:style style:name="P36" style:parent-style-name="Normal" style:family="paragraph">
      <style:paragraph-properties style:line-height-at-least="0.1875in" fo:background-color="#FFFFFE"/>
    </style:style>
    <style:style style:name="T37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3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9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4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41" style:parent-style-name="Normal" style:family="paragraph">
      <style:paragraph-properties style:line-height-at-least="0.1875in" fo:background-color="#FFFFFE"/>
    </style:style>
    <style:style style:name="T42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43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4" style:parent-style-name="DefaultParagraphFont" style:family="text">
      <style:text-properties style:font-name="Roboto Mono" style:font-name-asian="Times New Roman" style:font-name-complex="Times New Roman" fo:color="#0D904F" fo:font-size="9pt" style:font-size-asian="9pt" style:font-size-complex="9pt"/>
    </style:style>
    <style:style style:name="P45" style:parent-style-name="Normal" style:family="paragraph">
      <style:paragraph-properties style:line-height-at-least="0.1875in" fo:background-color="#FFFFFE"/>
    </style:style>
    <style:style style:name="T46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47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8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49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0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51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2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P53" style:parent-style-name="Normal" style:family="paragraph">
      <style:paragraph-properties style:line-height-at-least="0.1875in" fo:background-color="#FFFFFE"/>
    </style:style>
    <style:style style:name="T54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5" style:parent-style-name="DefaultParagraphFont" style:family="text">
      <style:text-properties style:font-name="Roboto Mono" style:font-name-asian="Times New Roman" style:font-name-complex="Times New Roman" fo:color="#D81B60" fo:font-size="9pt" style:font-size-asian="9pt" style:font-size-complex="9pt"/>
    </style:style>
    <style:style style:name="P56" style:parent-style-name="Normal" style:family="paragraph">
      <style:paragraph-properties style:line-height-at-least="0.1875in" fo:background-color="#FFFFFE"/>
    </style:style>
    <style:style style:name="T57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5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9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6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61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6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63" style:parent-style-name="Normal" style:family="paragraph">
      <style:paragraph-properties fo:margin-bottom="0.1666in" style:line-height-at-least="0.1875in" fo:background-color="#FFFFFE"/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64" style:parent-style-name="Normal" style:family="paragraph">
      <style:paragraph-properties style:line-height-at-least="0.1875in" fo:background-color="#FFFFFE"/>
    </style:style>
    <style:style style:name="T65" style:parent-style-name="DefaultParagraphFont" style:family="text">
      <style:text-properties style:font-name="Roboto Mono" style:font-name-asian="Times New Roman" style:font-name-complex="Times New Roman" fo:color="#D81B60" fo:font-size="9pt" style:font-size-asian="9pt" style:font-size-complex="9pt"/>
    </style:style>
    <style:style style:name="P66" style:parent-style-name="Normal" style:family="paragraph">
      <style:paragraph-properties style:line-height-at-least="0.1875in" fo:background-color="#FFFFFE"/>
    </style:style>
    <style:style style:name="T67" style:parent-style-name="DefaultParagraphFont" style:family="text">
      <style:text-properties style:font-name="Roboto Mono" style:font-name-asian="Times New Roman" style:font-name-complex="Times New Roman" fo:color="#D81B60" fo:font-size="9pt" style:font-size-asian="9pt" style:font-size-complex="9pt"/>
    </style:style>
    <style:style style:name="P68" style:parent-style-name="Normal" style:family="paragraph">
      <style:paragraph-properties style:line-height-at-least="0.1875in" fo:background-color="#FFFFFE"/>
    </style:style>
    <style:style style:name="T69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7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1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7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3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74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5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76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7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78" style:parent-style-name="DefaultParagraphFont" style:family="text">
      <style:text-properties style:font-name="Roboto Mono" style:font-name-asian="Times New Roman" style:font-name-complex="Times New Roman" fo:color="#F4511E" fo:font-size="9pt" style:font-size-asian="9pt" style:font-size-complex="9pt"/>
    </style:style>
    <style:style style:name="T79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80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81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82" style:parent-style-name="Normal" style:family="paragraph">
      <style:paragraph-properties style:line-height-at-least="0.1875in" fo:background-color="#FFFFFE"/>
    </style:style>
    <style:style style:name="T83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84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85" style:parent-style-name="DefaultParagraphFont" style:family="text">
      <style:text-properties style:font-name="Roboto Mono" style:font-name-asian="Times New Roman" style:font-name-complex="Times New Roman" fo:color="#0D904F" fo:font-size="9pt" style:font-size-asian="9pt" style:font-size-complex="9pt"/>
    </style:style>
    <style:style style:name="P86" style:parent-style-name="Normal" style:family="paragraph">
      <style:paragraph-properties style:line-height-at-least="0.1875in" fo:background-color="#FFFFFE"/>
    </style:style>
    <style:style style:name="T87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8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89" style:parent-style-name="DefaultParagraphFont" style:family="text">
      <style:text-properties style:font-name="Roboto Mono" style:font-name-asian="Times New Roman" style:font-name-complex="Times New Roman" fo:color="#800000" fo:font-size="9pt" style:font-size-asian="9pt" style:font-size-complex="9pt"/>
    </style:style>
    <style:style style:name="T9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91" style:parent-style-name="DefaultParagraphFont" style:family="text">
      <style:text-properties style:font-name="Roboto Mono" style:font-name-asian="Times New Roman" style:font-name-complex="Times New Roman" fo:color="#0D904F" fo:font-size="9pt" style:font-size-asian="9pt" style:font-size-complex="9pt"/>
    </style:style>
    <style:style style:name="T9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93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94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95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96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97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9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99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P100" style:parent-style-name="Normal" style:family="paragraph">
      <style:paragraph-properties style:line-height-at-least="0.1875in" fo:background-color="#FFFFFE"/>
    </style:style>
    <style:style style:name="T101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10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03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104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05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106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07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10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09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11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11" style:parent-style-name="DefaultParagraphFont" style:family="text">
      <style:text-properties style:font-name="Roboto Mono" style:font-name-asian="Times New Roman" style:font-name-complex="Times New Roman" fo:color="#F4511E" fo:font-size="9pt" style:font-size-asian="9pt" style:font-size-complex="9pt"/>
    </style:style>
    <style:style style:name="T11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113" style:parent-style-name="Normal" style:family="paragraph">
      <style:paragraph-properties fo:margin-bottom="0.1666in" style:line-height-at-least="0.1875in" fo:background-color="#FFFFFE"/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114" style:parent-style-name="Normal" style:family="paragraph">
      <style:paragraph-properties style:line-height-at-least="0.1875in" fo:background-color="#FFFFFE"/>
    </style:style>
    <style:style style:name="T115" style:parent-style-name="DefaultParagraphFont" style:family="text">
      <style:text-properties style:font-name="Roboto Mono" style:font-name-asian="Times New Roman" style:font-name-complex="Times New Roman" fo:color="#D81B60" fo:font-size="9pt" style:font-size-asian="9pt" style:font-size-complex="9pt"/>
    </style:style>
    <style:style style:name="P116" style:parent-style-name="Normal" style:family="paragraph">
      <style:paragraph-properties style:line-height-at-least="0.1875in" fo:background-color="#FFFFFE"/>
    </style:style>
    <style:style style:name="T117" style:parent-style-name="DefaultParagraphFont" style:family="text">
      <style:text-properties style:font-name="Roboto Mono" style:font-name-asian="Times New Roman" style:font-name-complex="Times New Roman" fo:color="#D81B60" fo:font-size="9pt" style:font-size-asian="9pt" style:font-size-complex="9pt"/>
    </style:style>
    <style:style style:name="P118" style:parent-style-name="Normal" style:family="paragraph">
      <style:paragraph-properties style:line-height-at-least="0.1875in" fo:background-color="#FFFFFE"/>
    </style:style>
    <style:style style:name="T119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12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21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12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23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124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25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126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27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128" style:parent-style-name="DefaultParagraphFont" style:family="text">
      <style:text-properties style:font-name="Roboto Mono" style:font-name-asian="Times New Roman" style:font-name-complex="Times New Roman" fo:color="#F4511E" fo:font-size="9pt" style:font-size-asian="9pt" style:font-size-complex="9pt"/>
    </style:style>
    <style:style style:name="T129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13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31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13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133" style:parent-style-name="Normal" style:family="paragraph">
      <style:paragraph-properties style:line-height-at-least="0.1875in" fo:background-color="#FFFFFE"/>
    </style:style>
    <style:style style:name="T134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135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36" style:parent-style-name="DefaultParagraphFont" style:family="text">
      <style:text-properties style:font-name="Roboto Mono" style:font-name-asian="Times New Roman" style:font-name-complex="Times New Roman" fo:color="#0D904F" fo:font-size="9pt" style:font-size-asian="9pt" style:font-size-complex="9pt"/>
    </style:style>
    <style:style style:name="P137" style:parent-style-name="Normal" style:family="paragraph">
      <style:paragraph-properties style:line-height-at-least="0.1875in" fo:background-color="#FFFFFE"/>
    </style:style>
    <style:style style:name="T138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139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40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141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42" style:parent-style-name="DefaultParagraphFont" style:family="text">
      <style:text-properties style:font-name="Roboto Mono" style:font-name-asian="Times New Roman" style:font-name-complex="Times New Roman" fo:color="#0D904F" fo:font-size="9pt" style:font-size-asian="9pt" style:font-size-complex="9pt"/>
    </style:style>
    <style:style style:name="T143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44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145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46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147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48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149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50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P151" style:parent-style-name="Normal" style:family="paragraph">
      <style:paragraph-properties style:line-height-at-least="0.1875in" fo:background-color="#FFFFFE"/>
    </style:style>
    <style:style style:name="T152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153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54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155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56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157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58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159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60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161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62" style:parent-style-name="DefaultParagraphFont" style:family="text">
      <style:text-properties style:font-name="Roboto Mono" style:font-name-asian="Times New Roman" style:font-name-complex="Times New Roman" fo:color="#F4511E" fo:font-size="9pt" style:font-size-asian="9pt" style:font-size-complex="9pt"/>
    </style:style>
    <style:style style:name="T163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164" style:parent-style-name="Normal" style:family="paragraph">
      <style:paragraph-properties fo:margin-bottom="0.1666in" style:line-height-at-least="0.1875in" fo:background-color="#FFFFFE"/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165" style:parent-style-name="Normal" style:family="paragraph">
      <style:paragraph-properties style:line-height-at-least="0.1875in" fo:background-color="#FFFFFE"/>
    </style:style>
    <style:style style:name="T166" style:parent-style-name="DefaultParagraphFont" style:family="text">
      <style:text-properties style:font-name="Roboto Mono" style:font-name-asian="Times New Roman" style:font-name-complex="Times New Roman" fo:color="#D81B60" fo:font-size="9pt" style:font-size-asian="9pt" style:font-size-complex="9pt"/>
    </style:style>
    <style:style style:name="P167" style:parent-style-name="Normal" style:family="paragraph">
      <style:paragraph-properties style:line-height-at-least="0.1875in" fo:background-color="#FFFFFE"/>
    </style:style>
    <style:style style:name="T168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169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70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171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17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73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174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75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176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77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178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179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80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181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82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183" style:parent-style-name="DefaultParagraphFont" style:family="text">
      <style:text-properties style:font-name="Roboto Mono" style:font-name-asian="Times New Roman" style:font-name-complex="Times New Roman" fo:color="#F4511E" fo:font-size="9pt" style:font-size-asian="9pt" style:font-size-complex="9pt"/>
    </style:style>
    <style:style style:name="T184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85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186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187" style:parent-style-name="Normal" style:family="paragraph">
      <style:paragraph-properties style:line-height-at-least="0.1875in" fo:background-color="#FFFFFE"/>
    </style:style>
    <style:style style:name="T188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189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90" style:parent-style-name="DefaultParagraphFont" style:family="text">
      <style:text-properties style:font-name="Roboto Mono" style:font-name-asian="Times New Roman" style:font-name-complex="Times New Roman" fo:color="#0D904F" fo:font-size="9pt" style:font-size-asian="9pt" style:font-size-complex="9pt"/>
    </style:style>
    <style:style style:name="P191" style:parent-style-name="Normal" style:family="paragraph">
      <style:paragraph-properties style:line-height-at-least="0.1875in" fo:background-color="#FFFFFE"/>
    </style:style>
    <style:style style:name="T192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193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94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195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96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197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198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P199" style:parent-style-name="Normal" style:family="paragraph">
      <style:paragraph-properties style:line-height-at-least="0.1875in" fo:background-color="#FFFFFE"/>
    </style:style>
    <style:style style:name="T200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01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202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03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204" style:parent-style-name="Normal" style:family="paragraph">
      <style:paragraph-properties style:line-height-at-least="0.1875in" fo:background-color="#FFFFFE"/>
    </style:style>
    <style:style style:name="T205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06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207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0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209" style:parent-style-name="DefaultParagraphFont" style:family="text">
      <style:text-properties style:font-name="Roboto Mono" style:font-name-asian="Times New Roman" style:font-name-complex="Times New Roman" fo:color="#F4511E" fo:font-size="9pt" style:font-size-asian="9pt" style:font-size-complex="9pt"/>
    </style:style>
    <style:style style:name="T21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211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1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213" style:parent-style-name="Normal" style:family="paragraph">
      <style:paragraph-properties fo:margin-bottom="0.1666in" style:line-height-at-least="0.1875in" fo:background-color="#FFFFFE"/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214" style:parent-style-name="Normal" style:family="paragraph">
      <style:paragraph-properties style:line-height-at-least="0.1875in" fo:background-color="#FFFFFE"/>
    </style:style>
    <style:style style:name="T215" style:parent-style-name="DefaultParagraphFont" style:family="text">
      <style:text-properties style:font-name="Roboto Mono" style:font-name-asian="Times New Roman" style:font-name-complex="Times New Roman" fo:color="#D81B60" fo:font-size="9pt" style:font-size-asian="9pt" style:font-size-complex="9pt"/>
    </style:style>
    <style:style style:name="P216" style:parent-style-name="Normal" style:family="paragraph">
      <style:paragraph-properties style:line-height-at-least="0.1875in" fo:background-color="#FFFFFE"/>
    </style:style>
    <style:style style:name="T217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1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219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20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221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222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223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224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25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226" style:parent-style-name="Normal" style:family="paragraph">
      <style:paragraph-properties style:line-height-at-least="0.1875in" fo:background-color="#FFFFFE"/>
    </style:style>
    <style:style style:name="T227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2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229" style:parent-style-name="DefaultParagraphFont" style:family="text">
      <style:text-properties style:font-name="Roboto Mono" style:font-name-asian="Times New Roman" style:font-name-complex="Times New Roman" fo:color="#0D904F" fo:font-size="9pt" style:font-size-asian="9pt" style:font-size-complex="9pt"/>
    </style:style>
    <style:style style:name="P230" style:parent-style-name="Normal" style:family="paragraph">
      <style:paragraph-properties style:line-height-at-least="0.1875in" fo:background-color="#FFFFFE"/>
    </style:style>
    <style:style style:name="T231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3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233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34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235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36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237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P238" style:parent-style-name="Normal" style:family="paragraph">
      <style:paragraph-properties style:line-height-at-least="0.1875in" fo:background-color="#FFFFFE"/>
    </style:style>
    <style:style style:name="T239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4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241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4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243" style:parent-style-name="Normal" style:family="paragraph">
      <style:paragraph-properties style:line-height-at-least="0.1875in" fo:background-color="#FFFFFE"/>
    </style:style>
    <style:style style:name="T244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45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246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47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248" style:parent-style-name="DefaultParagraphFont" style:family="text">
      <style:text-properties style:font-name="Roboto Mono" style:font-name-asian="Times New Roman" style:font-name-complex="Times New Roman" fo:color="#F4511E" fo:font-size="9pt" style:font-size-asian="9pt" style:font-size-complex="9pt"/>
    </style:style>
    <style:style style:name="T249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250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51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252" style:parent-style-name="Normal" style:family="paragraph">
      <style:paragraph-properties fo:margin-bottom="0.1666in" style:line-height-at-least="0.1875in" fo:background-color="#FFFFFE"/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253" style:parent-style-name="Normal" style:family="paragraph">
      <style:paragraph-properties style:line-height-at-least="0.1875in" fo:background-color="#FFFFFE"/>
    </style:style>
    <style:style style:name="T254" style:parent-style-name="DefaultParagraphFont" style:family="text">
      <style:text-properties style:font-name="Roboto Mono" style:font-name-asian="Times New Roman" style:font-name-complex="Times New Roman" fo:color="#D81B60" fo:font-size="9pt" style:font-size-asian="9pt" style:font-size-complex="9pt"/>
    </style:style>
    <style:style style:name="P255" style:parent-style-name="Normal" style:family="paragraph">
      <style:paragraph-properties style:line-height-at-least="0.1875in" fo:background-color="#FFFFFE"/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256" style:parent-style-name="Normal" style:family="paragraph">
      <style:paragraph-properties style:line-height-at-least="0.1875in" fo:background-color="#FFFFFE"/>
    </style:style>
    <style:style style:name="T257" style:parent-style-name="DefaultParagraphFont" style:family="text">
      <style:text-properties style:font-name="Roboto Mono" style:font-name-asian="Times New Roman" style:font-name-complex="Times New Roman" fo:color="#D81B60" fo:font-size="9pt" style:font-size-asian="9pt" style:font-size-complex="9pt"/>
    </style:style>
    <style:style style:name="P258" style:parent-style-name="Normal" style:family="paragraph">
      <style:paragraph-properties style:line-height-at-least="0.1875in" fo:background-color="#FFFFFE"/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259" style:parent-style-name="Normal" style:family="paragraph">
      <style:paragraph-properties style:line-height-at-least="0.1875in" fo:background-color="#FFFFFE"/>
    </style:style>
    <style:style style:name="T260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61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262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63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264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265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266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267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6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269" style:parent-style-name="Normal" style:family="paragraph">
      <style:paragraph-properties style:line-height-at-least="0.1875in" fo:background-color="#FFFFFE"/>
    </style:style>
    <style:style style:name="T270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71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272" style:parent-style-name="DefaultParagraphFont" style:family="text">
      <style:text-properties style:font-name="Roboto Mono" style:font-name-asian="Times New Roman" style:font-name-complex="Times New Roman" fo:color="#0D904F" fo:font-size="9pt" style:font-size-asian="9pt" style:font-size-complex="9pt"/>
    </style:style>
    <style:style style:name="P273" style:parent-style-name="Normal" style:family="paragraph">
      <style:paragraph-properties style:line-height-at-least="0.1875in" fo:background-color="#FFFFFE"/>
    </style:style>
    <style:style style:name="T274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75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276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77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278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79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280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P281" style:parent-style-name="Normal" style:family="paragraph">
      <style:paragraph-properties style:line-height-at-least="0.1875in" fo:background-color="#FFFFFE"/>
    </style:style>
    <style:style style:name="T282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83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284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85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286" style:parent-style-name="Normal" style:family="paragraph">
      <style:paragraph-properties style:line-height-at-least="0.1875in" fo:background-color="#FFFFFE"/>
    </style:style>
    <style:style style:name="T287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8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289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9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291" style:parent-style-name="DefaultParagraphFont" style:family="text">
      <style:text-properties style:font-name="Roboto Mono" style:font-name-asian="Times New Roman" style:font-name-complex="Times New Roman" fo:color="#F4511E" fo:font-size="9pt" style:font-size-asian="9pt" style:font-size-complex="9pt"/>
    </style:style>
    <style:style style:name="T29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293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294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295" style:parent-style-name="Normal" style:family="paragraph">
      <style:paragraph-properties fo:margin-bottom="0.1666in" style:line-height-at-least="0.1875in" fo:background-color="#FFFFFE"/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296" style:parent-style-name="Normal" style:family="paragraph">
      <style:paragraph-properties style:line-height-at-least="0.1875in" fo:background-color="#FFFFFE"/>
    </style:style>
    <style:style style:name="T297" style:parent-style-name="DefaultParagraphFont" style:family="text">
      <style:text-properties style:font-name="Roboto Mono" style:font-name-asian="Times New Roman" style:font-name-complex="Times New Roman" fo:color="#D81B60" fo:font-size="9pt" style:font-size-asian="9pt" style:font-size-complex="9pt"/>
    </style:style>
    <style:style style:name="P298" style:parent-style-name="Normal" style:family="paragraph">
      <style:paragraph-properties style:line-height-at-least="0.1875in" fo:background-color="#FFFFFE"/>
    </style:style>
    <style:style style:name="T299" style:parent-style-name="DefaultParagraphFont" style:family="text">
      <style:text-properties style:font-name="Roboto Mono" style:font-name-asian="Times New Roman" style:font-name-complex="Times New Roman" fo:color="#D81B60" fo:font-size="9pt" style:font-size-asian="9pt" style:font-size-complex="9pt"/>
    </style:style>
    <style:style style:name="P300" style:parent-style-name="Normal" style:family="paragraph">
      <style:paragraph-properties style:line-height-at-least="0.1875in" fo:background-color="#FFFFFE"/>
    </style:style>
    <style:style style:name="T301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30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03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304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05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306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307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08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309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10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311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12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313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314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15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316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17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31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19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320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321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22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323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324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325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26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327" style:parent-style-name="DefaultParagraphFont" style:family="text">
      <style:text-properties style:font-name="Roboto Mono" style:font-name-asian="Times New Roman" style:font-name-complex="Times New Roman" fo:color="#F4511E" fo:font-size="9pt" style:font-size-asian="9pt" style:font-size-complex="9pt"/>
    </style:style>
    <style:style style:name="T32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29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33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331" style:parent-style-name="Normal" style:family="paragraph">
      <style:paragraph-properties style:line-height-at-least="0.1875in" fo:background-color="#FFFFFE"/>
    </style:style>
    <style:style style:name="T332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333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34" style:parent-style-name="DefaultParagraphFont" style:family="text">
      <style:text-properties style:font-name="Roboto Mono" style:font-name-asian="Times New Roman" style:font-name-complex="Times New Roman" fo:color="#0D904F" fo:font-size="9pt" style:font-size-asian="9pt" style:font-size-complex="9pt"/>
    </style:style>
    <style:style style:name="P335" style:parent-style-name="Normal" style:family="paragraph">
      <style:paragraph-properties style:line-height-at-least="0.1875in" fo:background-color="#FFFFFE"/>
    </style:style>
    <style:style style:name="T336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337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38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339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40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341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42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P343" style:parent-style-name="Normal" style:family="paragraph">
      <style:paragraph-properties style:line-height-at-least="0.1875in" fo:background-color="#FFFFFE"/>
    </style:style>
    <style:style style:name="T344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345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46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347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48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P349" style:parent-style-name="Normal" style:family="paragraph">
      <style:paragraph-properties style:line-height-at-least="0.1875in" fo:background-color="#FFFFFE"/>
    </style:style>
    <style:style style:name="T350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351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52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353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54" style:parent-style-name="DefaultParagraphFont" style:family="text">
      <style:text-properties style:font-name="Roboto Mono" style:font-name-asian="Times New Roman" style:font-name-complex="Times New Roman" fo:color="#F4511E" fo:font-size="9pt" style:font-size-asian="9pt" style:font-size-complex="9pt"/>
    </style:style>
    <style:style style:name="T355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56" style:parent-style-name="DefaultParagraphFont" style:family="text">
      <style:text-properties style:font-name="Roboto Mono" style:font-name-asian="Times New Roman" style:font-name-complex="Times New Roman" fo:color="#F4511E" fo:font-size="9pt" style:font-size-asian="9pt" style:font-size-complex="9pt"/>
    </style:style>
    <style:style style:name="T357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358" style:parent-style-name="Normal" style:family="paragraph">
      <style:paragraph-properties style:line-height-at-least="0.1875in" fo:background-color="#FFFFFE"/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359" style:parent-style-name="Normal" style:family="paragraph">
      <style:paragraph-properties style:line-height-at-least="0.1875in" fo:background-color="#FFFFFE"/>
    </style:style>
    <style:style style:name="T360" style:parent-style-name="DefaultParagraphFont" style:family="text">
      <style:text-properties style:font-name="Roboto Mono" style:font-name-asian="Times New Roman" style:font-name-complex="Times New Roman" fo:color="#D81B60" fo:font-size="9pt" style:font-size-asian="9pt" style:font-size-complex="9pt"/>
    </style:style>
    <style:style style:name="P361" style:parent-style-name="Normal" style:family="paragraph">
      <style:paragraph-properties style:line-height-at-least="0.1875in" fo:background-color="#FFFFFE"/>
    </style:style>
    <style:style style:name="T362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363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64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365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366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67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36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69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37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71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372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373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74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375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76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377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78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379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38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81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382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383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384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85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386" style:parent-style-name="DefaultParagraphFont" style:family="text">
      <style:text-properties style:font-name="Roboto Mono" style:font-name-asian="Times New Roman" style:font-name-complex="Times New Roman" fo:color="#F4511E" fo:font-size="9pt" style:font-size-asian="9pt" style:font-size-complex="9pt"/>
    </style:style>
    <style:style style:name="T387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88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389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390" style:parent-style-name="Normal" style:family="paragraph">
      <style:paragraph-properties style:line-height-at-least="0.1875in" fo:background-color="#FFFFFE"/>
    </style:style>
    <style:style style:name="T391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39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93" style:parent-style-name="DefaultParagraphFont" style:family="text">
      <style:text-properties style:font-name="Roboto Mono" style:font-name-asian="Times New Roman" style:font-name-complex="Times New Roman" fo:color="#0D904F" fo:font-size="9pt" style:font-size-asian="9pt" style:font-size-complex="9pt"/>
    </style:style>
    <style:style style:name="P394" style:parent-style-name="Normal" style:family="paragraph">
      <style:paragraph-properties style:line-height-at-least="0.1875in" fo:background-color="#FFFFFE"/>
    </style:style>
    <style:style style:name="T395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396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97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39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399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40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01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P402" style:parent-style-name="Normal" style:family="paragraph">
      <style:paragraph-properties style:line-height-at-least="0.1875in" fo:background-color="#FFFFFE"/>
    </style:style>
    <style:style style:name="T403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404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05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406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07" style:parent-style-name="DefaultParagraphFont" style:family="text">
      <style:text-properties style:font-name="Roboto Mono" style:font-name-asian="Times New Roman" style:font-name-complex="Times New Roman" fo:color="#F4511E" fo:font-size="9pt" style:font-size-asian="9pt" style:font-size-complex="9pt"/>
    </style:style>
    <style:style style:name="T40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09" style:parent-style-name="DefaultParagraphFont" style:family="text">
      <style:text-properties style:font-name="Roboto Mono" style:font-name-asian="Times New Roman" style:font-name-complex="Times New Roman" fo:color="#F4511E" fo:font-size="9pt" style:font-size-asian="9pt" style:font-size-complex="9pt"/>
    </style:style>
    <style:style style:name="T41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411" style:parent-style-name="Normal" style:family="paragraph">
      <style:paragraph-properties fo:margin-bottom="0.1666in" style:line-height-at-least="0.1875in" fo:background-color="#FFFFFE"/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412" style:parent-style-name="Normal" style:family="paragraph">
      <style:paragraph-properties style:line-height-at-least="0.1875in" fo:background-color="#FFFFFE"/>
    </style:style>
    <style:style style:name="T413" style:parent-style-name="DefaultParagraphFont" style:family="text">
      <style:text-properties style:font-name="Roboto Mono" style:font-name-asian="Times New Roman" style:font-name-complex="Times New Roman" fo:color="#D81B60" fo:font-size="9pt" style:font-size-asian="9pt" style:font-size-complex="9pt"/>
    </style:style>
    <style:style style:name="P414" style:parent-style-name="Normal" style:family="paragraph">
      <style:paragraph-properties style:line-height-at-least="0.1875in" fo:background-color="#FFFFFE"/>
    </style:style>
    <style:style style:name="T415" style:parent-style-name="DefaultParagraphFont" style:family="text">
      <style:text-properties style:font-name="Roboto Mono" style:font-name-asian="Times New Roman" style:font-name-complex="Times New Roman" fo:color="#D81B60" fo:font-size="9pt" style:font-size-asian="9pt" style:font-size-complex="9pt"/>
    </style:style>
    <style:style style:name="P416" style:parent-style-name="Normal" style:family="paragraph">
      <style:paragraph-properties style:line-height-at-least="0.1875in" fo:background-color="#FFFFFE"/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417" style:parent-style-name="Normal" style:family="paragraph">
      <style:paragraph-properties style:line-height-at-least="0.1875in" fo:background-color="#FFFFFE"/>
    </style:style>
    <style:style style:name="T418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419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20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421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22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423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424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25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426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27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42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29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430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431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32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433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34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435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36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437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38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439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44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41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44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443" style:parent-style-name="Normal" style:family="paragraph">
      <style:paragraph-properties style:line-height-at-least="0.1875in" fo:background-color="#FFFFFE"/>
    </style:style>
    <style:style style:name="T444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445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46" style:parent-style-name="DefaultParagraphFont" style:family="text">
      <style:text-properties style:font-name="Roboto Mono" style:font-name-asian="Times New Roman" style:font-name-complex="Times New Roman" fo:color="#0D904F" fo:font-size="9pt" style:font-size-asian="9pt" style:font-size-complex="9pt"/>
    </style:style>
    <style:style style:name="T447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48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449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450" style:parent-style-name="Normal" style:family="paragraph">
      <style:paragraph-properties style:line-height-at-least="0.1875in" fo:background-color="#FFFFFE"/>
    </style:style>
    <style:style style:name="T451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45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53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454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55" style:parent-style-name="DefaultParagraphFont" style:family="text">
      <style:text-properties style:font-name="Roboto Mono" style:font-name-asian="Times New Roman" style:font-name-complex="Times New Roman" fo:color="#0D904F" fo:font-size="9pt" style:font-size-asian="9pt" style:font-size-complex="9pt"/>
    </style:style>
    <style:style style:name="T456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57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45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459" style:parent-style-name="Normal" style:family="paragraph">
      <style:paragraph-properties style:line-height-at-least="0.1875in" fo:background-color="#FFFFFE"/>
    </style:style>
    <style:style style:name="T46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61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46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63" style:parent-style-name="DefaultParagraphFont" style:family="text">
      <style:text-properties style:font-name="Roboto Mono" style:font-name-asian="Times New Roman" style:font-name-complex="Times New Roman" fo:color="#800000" fo:font-size="9pt" style:font-size-asian="9pt" style:font-size-complex="9pt"/>
    </style:style>
    <style:style style:name="T464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465" style:parent-style-name="Normal" style:family="paragraph">
      <style:paragraph-properties style:line-height-at-least="0.1875in" fo:background-color="#FFFFFE"/>
    </style:style>
    <style:style style:name="T466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67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46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69" style:parent-style-name="DefaultParagraphFont" style:family="text">
      <style:text-properties style:font-name="Roboto Mono" style:font-name-asian="Times New Roman" style:font-name-complex="Times New Roman" fo:color="#800000" fo:font-size="9pt" style:font-size-asian="9pt" style:font-size-complex="9pt"/>
    </style:style>
    <style:style style:name="T47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71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P472" style:parent-style-name="Normal" style:family="paragraph">
      <style:paragraph-properties style:line-height-at-least="0.1875in" fo:background-color="#FFFFFE"/>
    </style:style>
    <style:style style:name="T473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74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475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76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477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78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479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80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481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482" style:parent-style-name="Normal" style:family="paragraph">
      <style:paragraph-properties style:line-height-at-least="0.1875in" fo:background-color="#FFFFFE"/>
    </style:style>
    <style:style style:name="T483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484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85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486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87" style:parent-style-name="DefaultParagraphFont" style:family="text">
      <style:text-properties style:font-name="Roboto Mono" style:font-name-asian="Times New Roman" style:font-name-complex="Times New Roman" fo:color="#F4511E" fo:font-size="9pt" style:font-size-asian="9pt" style:font-size-complex="9pt"/>
    </style:style>
    <style:style style:name="T48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89" style:parent-style-name="DefaultParagraphFont" style:family="text">
      <style:text-properties style:font-name="Roboto Mono" style:font-name-asian="Times New Roman" style:font-name-complex="Times New Roman" fo:color="#F4511E" fo:font-size="9pt" style:font-size-asian="9pt" style:font-size-complex="9pt"/>
    </style:style>
    <style:style style:name="T49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491" style:parent-style-name="Normal" style:family="paragraph">
      <style:paragraph-properties fo:margin-bottom="0.1666in" style:line-height-at-least="0.1875in" fo:background-color="#FFFFFE"/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492" style:parent-style-name="Normal" style:family="paragraph">
      <style:paragraph-properties style:line-height-at-least="0.1875in" fo:background-color="#FFFFFE"/>
    </style:style>
    <style:style style:name="T493" style:parent-style-name="DefaultParagraphFont" style:family="text">
      <style:text-properties style:font-name="Roboto Mono" style:font-name-asian="Times New Roman" style:font-name-complex="Times New Roman" fo:color="#D81B60" fo:font-size="9pt" style:font-size-asian="9pt" style:font-size-complex="9pt"/>
    </style:style>
    <style:style style:name="P494" style:parent-style-name="Normal" style:family="paragraph">
      <style:paragraph-properties style:line-height-at-least="0.1875in" fo:background-color="#FFFFFE"/>
    </style:style>
    <style:style style:name="T495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496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97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49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499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P500" style:parent-style-name="Normal" style:family="paragraph">
      <style:paragraph-properties style:line-height-at-least="0.1875in" fo:background-color="#FFFFFE"/>
    </style:style>
    <style:style style:name="T501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50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03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504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05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506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507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08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509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10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511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12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513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514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15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516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17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51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19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52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21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522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523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24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525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526" style:parent-style-name="Normal" style:family="paragraph">
      <style:paragraph-properties style:line-height-at-least="0.1875in" fo:background-color="#FFFFFE"/>
    </style:style>
    <style:style style:name="T527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52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29" style:parent-style-name="DefaultParagraphFont" style:family="text">
      <style:text-properties style:font-name="Roboto Mono" style:font-name-asian="Times New Roman" style:font-name-complex="Times New Roman" fo:color="#0D904F" fo:font-size="9pt" style:font-size-asian="9pt" style:font-size-complex="9pt"/>
    </style:style>
    <style:style style:name="T53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31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53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533" style:parent-style-name="Normal" style:family="paragraph">
      <style:paragraph-properties style:line-height-at-least="0.1875in" fo:background-color="#FFFFFE"/>
    </style:style>
    <style:style style:name="T534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535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36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537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38" style:parent-style-name="DefaultParagraphFont" style:family="text">
      <style:text-properties style:font-name="Roboto Mono" style:font-name-asian="Times New Roman" style:font-name-complex="Times New Roman" fo:color="#0D904F" fo:font-size="9pt" style:font-size-asian="9pt" style:font-size-complex="9pt"/>
    </style:style>
    <style:style style:name="T539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40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541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542" style:parent-style-name="Normal" style:family="paragraph">
      <style:paragraph-properties style:line-height-at-least="0.1875in" fo:background-color="#FFFFFE"/>
    </style:style>
    <style:style style:name="T543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44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545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46" style:parent-style-name="DefaultParagraphFont" style:family="text">
      <style:text-properties style:font-name="Roboto Mono" style:font-name-asian="Times New Roman" style:font-name-complex="Times New Roman" fo:color="#800000" fo:font-size="9pt" style:font-size-asian="9pt" style:font-size-complex="9pt"/>
    </style:style>
    <style:style style:name="T547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548" style:parent-style-name="Normal" style:family="paragraph">
      <style:paragraph-properties style:line-height-at-least="0.1875in" fo:background-color="#FFFFFE"/>
    </style:style>
    <style:style style:name="T549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50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551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52" style:parent-style-name="DefaultParagraphFont" style:family="text">
      <style:text-properties style:font-name="Roboto Mono" style:font-name-asian="Times New Roman" style:font-name-complex="Times New Roman" fo:color="#800000" fo:font-size="9pt" style:font-size-asian="9pt" style:font-size-complex="9pt"/>
    </style:style>
    <style:style style:name="T553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54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P555" style:parent-style-name="Normal" style:family="paragraph">
      <style:paragraph-properties style:line-height-at-least="0.1875in" fo:background-color="#FFFFFE"/>
    </style:style>
    <style:style style:name="T556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57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55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59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56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61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56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63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564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P565" style:parent-style-name="Normal" style:family="paragraph">
      <style:paragraph-properties style:line-height-at-least="0.1875in" fo:background-color="#FFFFFE"/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566" style:parent-style-name="Normal" style:family="paragraph">
      <style:paragraph-properties style:line-height-at-least="0.1875in" fo:background-color="#FFFFFE"/>
    </style:style>
    <style:style style:name="T567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56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69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57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71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57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73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574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75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576" style:parent-style-name="DefaultParagraphFont" style:family="text">
      <style:text-properties style:font-name="Roboto Mono" style:font-name-asian="Times New Roman" style:font-name-complex="Times New Roman" fo:color="#F4511E" fo:font-size="9pt" style:font-size-asian="9pt" style:font-size-complex="9pt"/>
    </style:style>
    <style:style style:name="T577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78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579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580" style:parent-style-name="Normal" style:family="paragraph">
      <style:paragraph-properties style:line-height-at-least="0.1875in" fo:background-color="#FFFFFE"/>
    </style:style>
    <style:style style:name="T581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58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583" style:parent-style-name="Normal" style:family="paragraph">
      <style:paragraph-properties style:line-height-at-least="0.1875in" fo:background-color="#FFFFFE"/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584" style:parent-style-name="Normal" style:family="paragraph">
      <style:paragraph-properties style:line-height-at-least="0.1875in" fo:background-color="#FFFFFE"/>
    </style:style>
    <style:style style:name="T585" style:parent-style-name="DefaultParagraphFont" style:family="text">
      <style:text-properties style:font-name="Roboto Mono" style:font-name-asian="Times New Roman" style:font-name-complex="Times New Roman" fo:color="#D81B60" fo:font-size="9pt" style:font-size-asian="9pt" style:font-size-complex="9pt"/>
    </style:style>
    <style:style style:name="P586" style:parent-style-name="Normal" style:family="paragraph">
      <style:paragraph-properties fo:margin-bottom="0.1666in" style:line-height-at-least="0.1875in" fo:background-color="#FFFFFE"/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587" style:parent-style-name="Normal" style:family="paragraph">
      <style:paragraph-properties style:line-height-at-least="0.1875in" fo:background-color="#FFFFFE"/>
    </style:style>
    <style:style style:name="T588" style:parent-style-name="DefaultParagraphFont" style:family="text">
      <style:text-properties style:font-name="Roboto Mono" style:font-name-asian="Times New Roman" style:font-name-complex="Times New Roman" fo:color="#D81B60" fo:font-size="9pt" style:font-size-asian="9pt" style:font-size-complex="9pt"/>
    </style:style>
    <style:style style:name="P589" style:parent-style-name="Normal" style:family="paragraph">
      <style:paragraph-properties style:line-height-at-least="0.1875in" fo:background-color="#FFFFFE"/>
    </style:style>
    <style:style style:name="T590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591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92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593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94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595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96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597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598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599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600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601" style:parent-style-name="DefaultParagraphFont" style:family="text">
      <style:text-properties style:font-name="Roboto Mono" style:font-name-asian="Times New Roman" style:font-name-complex="Times New Roman" fo:color="#F4511E" fo:font-size="9pt" style:font-size-asian="9pt" style:font-size-complex="9pt"/>
    </style:style>
    <style:style style:name="T60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603" style:parent-style-name="Normal" style:family="paragraph">
      <style:paragraph-properties style:line-height-at-least="0.1875in" fo:background-color="#FFFFFE"/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604" style:parent-style-name="Normal" style:family="paragraph">
      <style:paragraph-properties style:line-height-at-least="0.1875in" fo:background-color="#FFFFFE"/>
    </style:style>
    <style:style style:name="T605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606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607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60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609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61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611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612" style:parent-style-name="DefaultParagraphFont" style:family="text">
      <style:text-properties style:font-name="Roboto Mono" style:font-name-asian="Times New Roman" style:font-name-complex="Times New Roman" fo:color="#F4511E" fo:font-size="9pt" style:font-size-asian="9pt" style:font-size-complex="9pt"/>
    </style:style>
    <style:style style:name="T613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614" style:parent-style-name="Normal" style:family="paragraph">
      <style:paragraph-properties style:line-height-at-least="0.1875in" fo:background-color="#FFFFFE"/>
    </style:style>
    <style:style style:name="T615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616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617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618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619" style:parent-style-name="DefaultParagraphFont" style:family="text">
      <style:text-properties style:font-name="Roboto Mono" style:font-name-asian="Times New Roman" style:font-name-complex="Times New Roman" fo:color="#F4511E" fo:font-size="9pt" style:font-size-asian="9pt" style:font-size-complex="9pt"/>
    </style:style>
    <style:style style:name="T620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621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622" style:parent-style-name="Normal" style:family="paragraph">
      <style:paragraph-properties style:line-height-at-least="0.1875in" fo:background-color="#FFFFFE"/>
    </style:style>
    <style:style style:name="T623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624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625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626" style:parent-style-name="DefaultParagraphFont" style:family="text">
      <style:text-properties style:font-name="Roboto Mono" style:font-name-asian="Times New Roman" style:font-name-complex="Times New Roman" fo:color="#F4511E" fo:font-size="9pt" style:font-size-asian="9pt" style:font-size-complex="9pt"/>
    </style:style>
    <style:style style:name="T627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62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629" style:parent-style-name="Normal" style:family="paragraph">
      <style:paragraph-properties style:line-height-at-least="0.1875in" fo:background-color="#FFFFFE"/>
    </style:style>
    <style:style style:name="T63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631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63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633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634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635" style:parent-style-name="Normal" style:family="paragraph">
      <style:paragraph-properties style:line-height-at-least="0.1875in" fo:background-color="#FFFFFE"/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636" style:parent-style-name="Normal" style:family="paragraph">
      <style:paragraph-properties style:line-height-at-least="0.1875in" fo:background-color="#FFFFFE"/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637" style:parent-style-name="Normal" style:family="paragraph">
      <style:paragraph-properties style:line-height-at-least="0.1875in" fo:background-color="#FFFFFE"/>
    </style:style>
    <style:style style:name="T63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639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P640" style:parent-style-name="Normal" style:family="paragraph">
      <style:paragraph-properties style:line-height-at-least="0.1875in" fo:background-color="#FFFFFE"/>
    </style:style>
    <style:style style:name="T641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P642" style:parent-style-name="Normal" style:family="paragraph">
      <style:paragraph-properties style:line-height-at-least="0.1875in" fo:background-color="#FFFFFE"/>
    </style:style>
    <style:style style:name="T643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644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645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646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647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648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649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650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651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652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653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654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655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656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657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65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659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66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661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66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663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664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665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666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667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668" style:parent-style-name="Normal" style:family="paragraph">
      <style:paragraph-properties style:line-height-at-least="0.1875in" fo:background-color="#FFFFFE"/>
    </style:style>
    <style:style style:name="T669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67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671" style:parent-style-name="DefaultParagraphFont" style:family="text">
      <style:text-properties style:font-name="Roboto Mono" style:font-name-asian="Times New Roman" style:font-name-complex="Times New Roman" fo:color="#0D904F" fo:font-size="9pt" style:font-size-asian="9pt" style:font-size-complex="9pt"/>
    </style:style>
    <style:style style:name="T67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673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674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675" style:parent-style-name="Normal" style:family="paragraph">
      <style:paragraph-properties style:line-height-at-least="0.1875in" fo:background-color="#FFFFFE"/>
    </style:style>
    <style:style style:name="T676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677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678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679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680" style:parent-style-name="DefaultParagraphFont" style:family="text">
      <style:text-properties style:font-name="Roboto Mono" style:font-name-asian="Times New Roman" style:font-name-complex="Times New Roman" fo:color="#0D904F" fo:font-size="9pt" style:font-size-asian="9pt" style:font-size-complex="9pt"/>
    </style:style>
    <style:style style:name="T681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682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683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684" style:parent-style-name="Normal" style:family="paragraph">
      <style:paragraph-properties style:line-height-at-least="0.1875in" fo:background-color="#FFFFFE"/>
    </style:style>
    <style:style style:name="T685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686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687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688" style:parent-style-name="DefaultParagraphFont" style:family="text">
      <style:text-properties style:font-name="Roboto Mono" style:font-name-asian="Times New Roman" style:font-name-complex="Times New Roman" fo:color="#800000" fo:font-size="9pt" style:font-size-asian="9pt" style:font-size-complex="9pt"/>
    </style:style>
    <style:style style:name="T689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690" style:parent-style-name="Normal" style:family="paragraph">
      <style:paragraph-properties style:line-height-at-least="0.1875in" fo:background-color="#FFFFFE"/>
    </style:style>
    <style:style style:name="T691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692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693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694" style:parent-style-name="DefaultParagraphFont" style:family="text">
      <style:text-properties style:font-name="Roboto Mono" style:font-name-asian="Times New Roman" style:font-name-complex="Times New Roman" fo:color="#800000" fo:font-size="9pt" style:font-size-asian="9pt" style:font-size-complex="9pt"/>
    </style:style>
    <style:style style:name="T695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696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P697" style:parent-style-name="Normal" style:family="paragraph">
      <style:paragraph-properties style:line-height-at-least="0.1875in" fo:background-color="#FFFFFE"/>
    </style:style>
    <style:style style:name="T69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699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70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01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70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03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704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05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706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707" style:parent-style-name="Normal" style:family="paragraph">
      <style:paragraph-properties fo:margin-bottom="0.1666in" style:line-height-at-least="0.1875in" fo:background-color="#FFFFFE"/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708" style:parent-style-name="Normal" style:family="paragraph">
      <style:paragraph-properties style:line-height-at-least="0.1875in" fo:background-color="#FFFFFE"/>
    </style:style>
    <style:style style:name="T709" style:parent-style-name="DefaultParagraphFont" style:family="text">
      <style:text-properties style:font-name="Roboto Mono" style:font-name-asian="Times New Roman" style:font-name-complex="Times New Roman" fo:color="#D81B60" fo:font-size="9pt" style:font-size-asian="9pt" style:font-size-complex="9pt"/>
    </style:style>
    <style:style style:name="P710" style:parent-style-name="Normal" style:family="paragraph">
      <style:paragraph-properties style:line-height-at-least="0.1875in" fo:background-color="#FFFFFE"/>
    </style:style>
    <style:style style:name="T711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12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713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14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715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16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717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18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719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20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721" style:parent-style-name="DefaultParagraphFont" style:family="text">
      <style:text-properties style:font-name="Roboto Mono" style:font-name-asian="Times New Roman" style:font-name-complex="Times New Roman" fo:color="#F4511E" fo:font-size="9pt" style:font-size-asian="9pt" style:font-size-complex="9pt"/>
    </style:style>
    <style:style style:name="T72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23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724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725" style:parent-style-name="Normal" style:family="paragraph">
      <style:paragraph-properties style:line-height-at-least="0.1875in" fo:background-color="#FFFFFE"/>
    </style:style>
    <style:style style:name="T726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27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72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29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73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31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732" style:parent-style-name="DefaultParagraphFont" style:family="text">
      <style:text-properties style:font-name="Roboto Mono" style:font-name-asian="Times New Roman" style:font-name-complex="Times New Roman" fo:color="#F4511E" fo:font-size="9pt" style:font-size-asian="9pt" style:font-size-complex="9pt"/>
    </style:style>
    <style:style style:name="T733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734" style:parent-style-name="Normal" style:family="paragraph">
      <style:paragraph-properties style:line-height-at-least="0.1875in" fo:background-color="#FFFFFE"/>
    </style:style>
    <style:style style:name="T735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36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737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38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739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40" style:parent-style-name="DefaultParagraphFont" style:family="text">
      <style:text-properties style:font-name="Roboto Mono" style:font-name-asian="Times New Roman" style:font-name-complex="Times New Roman" fo:color="#F4511E" fo:font-size="9pt" style:font-size-asian="9pt" style:font-size-complex="9pt"/>
    </style:style>
    <style:style style:name="T741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42" style:parent-style-name="DefaultParagraphFont" style:family="text">
      <style:text-properties style:font-name="Roboto Mono" style:font-name-asian="Times New Roman" style:font-name-complex="Times New Roman" fo:color="#F4511E" fo:font-size="9pt" style:font-size-asian="9pt" style:font-size-complex="9pt"/>
    </style:style>
    <style:style style:name="T743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744" style:parent-style-name="Normal" style:family="paragraph">
      <style:paragraph-properties fo:margin-bottom="0.1666in" style:line-height-at-least="0.1875in" fo:background-color="#FFFFFE"/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745" style:parent-style-name="Normal" style:family="paragraph">
      <style:paragraph-properties style:line-height-at-least="0.1875in" fo:background-color="#FFFFFE"/>
    </style:style>
    <style:style style:name="T746" style:parent-style-name="DefaultParagraphFont" style:family="text">
      <style:text-properties style:font-name="Roboto Mono" style:font-name-asian="Times New Roman" style:font-name-complex="Times New Roman" fo:color="#D81B60" fo:font-size="9pt" style:font-size-asian="9pt" style:font-size-complex="9pt"/>
    </style:style>
    <style:style style:name="P747" style:parent-style-name="Normal" style:family="paragraph">
      <style:paragraph-properties style:line-height-at-least="0.1875in" fo:background-color="#FFFFFE"/>
    </style:style>
    <style:style style:name="T748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749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50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751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52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753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54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755" style:parent-style-name="DefaultParagraphFont" style:family="text">
      <style:text-properties style:font-name="Roboto Mono" style:font-name-asian="Times New Roman" style:font-name-complex="Times New Roman" fo:color="#F4511E" fo:font-size="9pt" style:font-size-asian="9pt" style:font-size-complex="9pt"/>
    </style:style>
    <style:style style:name="T756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57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P758" style:parent-style-name="Normal" style:family="paragraph">
      <style:paragraph-properties style:line-height-at-least="0.1875in" fo:background-color="#FFFFFE"/>
    </style:style>
    <style:style style:name="T759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76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61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76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63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764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765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66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767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68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769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70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771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77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73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774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75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776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77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77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79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780" style:parent-style-name="DefaultParagraphFont" style:family="text">
      <style:text-properties style:font-name="Roboto Mono" style:font-name-asian="Times New Roman" style:font-name-complex="Times New Roman" fo:color="#37474F" fo:font-size="9pt" style:font-size-asian="9pt" style:font-size-complex="9pt"/>
    </style:style>
    <style:style style:name="T781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82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783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784" style:parent-style-name="Normal" style:family="paragraph">
      <style:paragraph-properties style:line-height-at-least="0.1875in" fo:background-color="#FFFFFE"/>
    </style:style>
    <style:style style:name="T785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786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87" style:parent-style-name="DefaultParagraphFont" style:family="text">
      <style:text-properties style:font-name="Roboto Mono" style:font-name-asian="Times New Roman" style:font-name-complex="Times New Roman" fo:color="#0D904F" fo:font-size="9pt" style:font-size-asian="9pt" style:font-size-complex="9pt"/>
    </style:style>
    <style:style style:name="T78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89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79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791" style:parent-style-name="Normal" style:family="paragraph">
      <style:paragraph-properties style:line-height-at-least="0.1875in" fo:background-color="#FFFFFE"/>
    </style:style>
    <style:style style:name="T792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793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94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795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96" style:parent-style-name="DefaultParagraphFont" style:family="text">
      <style:text-properties style:font-name="Roboto Mono" style:font-name-asian="Times New Roman" style:font-name-complex="Times New Roman" fo:color="#0D904F" fo:font-size="9pt" style:font-size-asian="9pt" style:font-size-complex="9pt"/>
    </style:style>
    <style:style style:name="T797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798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799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800" style:parent-style-name="Normal" style:family="paragraph">
      <style:paragraph-properties style:line-height-at-least="0.1875in" fo:background-color="#FFFFFE"/>
    </style:style>
    <style:style style:name="T801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802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803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804" style:parent-style-name="DefaultParagraphFont" style:family="text">
      <style:text-properties style:font-name="Roboto Mono" style:font-name-asian="Times New Roman" style:font-name-complex="Times New Roman" fo:color="#800000" fo:font-size="9pt" style:font-size-asian="9pt" style:font-size-complex="9pt"/>
    </style:style>
    <style:style style:name="T805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806" style:parent-style-name="Normal" style:family="paragraph">
      <style:paragraph-properties style:line-height-at-least="0.1875in" fo:background-color="#FFFFFE"/>
    </style:style>
    <style:style style:name="T807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808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809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810" style:parent-style-name="DefaultParagraphFont" style:family="text">
      <style:text-properties style:font-name="Roboto Mono" style:font-name-asian="Times New Roman" style:font-name-complex="Times New Roman" fo:color="#800000" fo:font-size="9pt" style:font-size-asian="9pt" style:font-size-complex="9pt"/>
    </style:style>
    <style:style style:name="T811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812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P813" style:parent-style-name="Normal" style:family="paragraph">
      <style:paragraph-properties style:line-height-at-least="0.1875in" fo:background-color="#FFFFFE"/>
    </style:style>
    <style:style style:name="T814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815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816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817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818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819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820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T821" style:parent-style-name="DefaultParagraphFont" style:family="text">
      <style:text-properties style:font-name="Roboto Mono" style:font-name-asian="Times New Roman" style:font-name-complex="Times New Roman" fo:color="#3367D6" fo:font-size="9pt" style:font-size-asian="9pt" style:font-size-complex="9pt"/>
    </style:style>
    <style:style style:name="T822" style:parent-style-name="DefaultParagraphFont" style:family="text">
      <style:text-properties style:font-name="Roboto Mono" style:font-name-asian="Times New Roman" style:font-name-complex="Times New Roman" fo:color="#000000" fo:font-size="9pt" style:font-size-asian="9pt" style:font-size-complex="9pt"/>
    </style:style>
    <style:style style:name="P823" style:parent-style-name="Normal" style:family="paragraph">
      <style:paragraph-properties style:line-height-at-least="0.1875in" fo:background-color="#FFFFFE"/>
      <style:text-properties style:font-name="Roboto Mono" style:font-name-asian="Times New Roman" style:font-name-complex="Times New Roman" fo:color="#000000" fo:font-size="9pt" style:font-size-asian="9pt" style:font-size-complex="9pt"/>
    </style:style>
  </office:automatic-styles>
  <office:body>
    <office:text text:use-soft-page-breaks="true">
      <text:p text:style-name="P1"><text:span text:style-name="T2">/*</text:span></text:p>
      <text:p text:style-name="P3"><text:span text:style-name="T4">Covid 19 Data Exploration<text:s/></text:span></text:p>
      <text:p text:style-name="P5"><text:span text:style-name="T6">Skills used: Joins, CTE's, Creating Tables, Windows Functions, Aggregate Functions, Creating Views, Converting Data Types.</text:span></text:p>
      <text:p text:style-name="P7"><text:span text:style-name="T8">*/</text:span></text:p>
      <text:p text:style-name="P9"/>
      <text:p text:style-name="P10"><text:span text:style-name="T11">Select</text:span><text:span text:style-name="T12"><text:s/></text:span><text:span text:style-name="T13">*</text:span></text:p>
      <text:p text:style-name="P14"><text:span text:style-name="T15">From</text:span><text:span text:style-name="T16"><text:s/></text:span><text:span text:style-name="T17">`radiant-anchor-360514.Covid_dataset.covid_deaths`</text:span></text:p>
      <text:p text:style-name="P18"><text:span text:style-name="T19">Where</text:span><text:span text:style-name="T20"><text:s/>continent<text:s/></text:span><text:span text:style-name="T21">IS</text:span><text:span text:style-name="T22"><text:s/></text:span><text:span text:style-name="T23">NOT</text:span><text:span text:style-name="T24"><text:s/></text:span><text:span text:style-name="T25">NULL</text:span></text:p>
      <text:p text:style-name="P26"><text:span text:style-name="T27">order</text:span><text:span text:style-name="T28"><text:s/></text:span><text:span text:style-name="T29">by</text:span><text:span text:style-name="T30"><text:s/>Location,<text:s/></text:span><text:span text:style-name="T31">date</text:span><text:span text:style-name="T32">;</text:span></text:p>
      <text:p text:style-name="P33"><text:line-break/></text:p>
      <text:p text:style-name="P34"><text:span text:style-name="T35"># Selecting the Data that we are going to be starting with</text:span></text:p>
      <text:p text:style-name="P36"><text:span text:style-name="T37">SELECT</text:span><text:span text:style-name="T38"><text:s text:c="2"/>Location,<text:s/></text:span><text:span text:style-name="T39">date</text:span><text:span text:style-name="T40">, total_cases, new_cases, total_deaths, population</text:span></text:p>
      <text:p text:style-name="P41"><text:span text:style-name="T42">FROM</text:span><text:span text:style-name="T43"><text:s/></text:span><text:span text:style-name="T44">`radiant-anchor-360514.Covid_dataset.covid_deaths`</text:span></text:p>
      <text:p text:style-name="P45"><text:span text:style-name="T46">WHERE</text:span><text:span text:style-name="T47"><text:s/>continent<text:s/></text:span><text:span text:style-name="T48">IS</text:span><text:span text:style-name="T49"><text:s/></text:span><text:span text:style-name="T50">NOT</text:span><text:span text:style-name="T51"><text:s/></text:span><text:span text:style-name="T52">NULL</text:span></text:p>
      <text:p text:style-name="P53"><text:span text:style-name="T54"><text:s/></text:span><text:span text:style-name="T55">/*Is Not Null because the rows that = NULL are the continents */</text:span></text:p>
      <text:p text:style-name="P56"><text:span text:style-name="T57">ORDER</text:span><text:span text:style-name="T58"><text:s/></text:span><text:span text:style-name="T59">BY</text:span><text:span text:style-name="T60"><text:s/>Location,<text:s/></text:span><text:span text:style-name="T61">date</text:span><text:span text:style-name="T62">;</text:span></text:p>
      <text:p text:style-name="P63"><text:line-break/></text:p>
      <text:p text:style-name="P64"><text:span text:style-name="T65"># Looking at Total Cases VS Total Deaths</text:span></text:p>
      <text:p text:style-name="P66"><text:span text:style-name="T67"># Shows likelihood of dying if you contract COVID-19 within the United States</text:span></text:p>
      <text:p text:style-name="P68"><text:span text:style-name="T69">SELECT</text:span><text:span text:style-name="T70"><text:s text:c="2"/>Location,<text:s/></text:span><text:span text:style-name="T71">date</text:span><text:span text:style-name="T72">, total_cases, total_deaths,<text:s/></text:span><text:span text:style-name="T73">(</text:span><text:span text:style-name="T74">total_deaths</text:span><text:span text:style-name="T75">/</text:span><text:span text:style-name="T76">total_cases</text:span><text:span text:style-name="T77">)*</text:span><text:span text:style-name="T78">100</text:span><text:span text:style-name="T79"><text:s/></text:span><text:span text:style-name="T80">AS</text:span><text:span text:style-name="T81"><text:s/>DeathPercentage<text:s/></text:span></text:p>
      <text:p text:style-name="P82"><text:span text:style-name="T83">FROM</text:span><text:span text:style-name="T84"><text:s/></text:span><text:span text:style-name="T85">`radiant-anchor-360514.Covid_dataset.covid_deaths`</text:span></text:p>
      <text:p text:style-name="P86"><text:span text:style-name="T87">WHERE</text:span><text:span text:style-name="T88"><text:s/></text:span><text:span text:style-name="T89">location</text:span><text:span text:style-name="T90"><text:s/>=<text:s/></text:span><text:span text:style-name="T91">'United States'</text:span><text:span text:style-name="T92"><text:s/></text:span><text:span text:style-name="T93">AND</text:span><text:span text:style-name="T94"><text:s/>continent<text:s/></text:span><text:span text:style-name="T95">IS</text:span><text:span text:style-name="T96"><text:s/></text:span><text:span text:style-name="T97">NOT</text:span><text:span text:style-name="T98"><text:s/></text:span><text:span text:style-name="T99">NULL</text:span></text:p>
      <text:p text:style-name="P100"><text:span text:style-name="T101">ORDER</text:span><text:span text:style-name="T102"><text:s/></text:span><text:span text:style-name="T103">BY</text:span><text:span text:style-name="T104"><text:s/>Location,<text:s/></text:span><text:span text:style-name="T105">date</text:span><text:span text:style-name="T106"><text:s/></text:span><text:span text:style-name="T107">DESC</text:span><text:span text:style-name="T108"><text:s/></text:span><text:span text:style-name="T109">LIMIT</text:span><text:span text:style-name="T110"><text:s/></text:span><text:span text:style-name="T111">1</text:span><text:span text:style-name="T112">;</text:span></text:p>
      <text:p text:style-name="P113"/>
      <text:p text:style-name="P114"><text:span text:style-name="T115"># Looking at Total Cases VS Population</text:span></text:p>
      <text:p text:style-name="P116"><text:span text:style-name="T117"># Shows percentage of population that got COVID-19</text:span></text:p>
      <text:p text:style-name="P118"><text:span text:style-name="T119">SELECT</text:span><text:span text:style-name="T120"><text:s text:c="2"/>Location,<text:s/></text:span><text:span text:style-name="T121">date</text:span><text:span text:style-name="T122">, Population, total_cases,<text:s/></text:span><text:span text:style-name="T123">(</text:span><text:span text:style-name="T124">total_cases</text:span><text:span text:style-name="T125">/</text:span><text:span text:style-name="T126">Population</text:span><text:span text:style-name="T127">*</text:span><text:span text:style-name="T128">100</text:span><text:span text:style-name="T129">)</text:span><text:span text:style-name="T130"><text:s/></text:span><text:span text:style-name="T131">AS</text:span><text:span text:style-name="T132"><text:s/>percentage_of_population_infected</text:span></text:p>
      <text:p text:style-name="P133"><text:span text:style-name="T134">FROM</text:span><text:span text:style-name="T135"><text:s/></text:span><text:span text:style-name="T136">`radiant-anchor-360514.Covid_dataset.covid_deaths`</text:span></text:p>
      <text:p text:style-name="P137"><text:span text:style-name="T138">WHERE</text:span><text:span text:style-name="T139"><text:s/>location<text:s/></text:span><text:span text:style-name="T140">LIKE</text:span><text:span text:style-name="T141"><text:s/></text:span><text:span text:style-name="T142">'%States%'</text:span><text:span text:style-name="T143"><text:s/></text:span><text:span text:style-name="T144">AND</text:span><text:span text:style-name="T145"><text:s/>continent<text:s/></text:span><text:span text:style-name="T146">IS</text:span><text:span text:style-name="T147"><text:s/></text:span><text:span text:style-name="T148">NOT</text:span><text:span text:style-name="T149"><text:s/></text:span><text:span text:style-name="T150">NULL</text:span></text:p>
      <text:p text:style-name="P151"><text:span text:style-name="T152">ORDER</text:span><text:span text:style-name="T153"><text:s/></text:span><text:span text:style-name="T154">BY</text:span><text:span text:style-name="T155"><text:s/>Location,<text:s/></text:span><text:span text:style-name="T156">date</text:span><text:span text:style-name="T157"><text:s/></text:span><text:span text:style-name="T158">DESC</text:span><text:span text:style-name="T159"><text:s/></text:span><text:span text:style-name="T160">LIMIT</text:span><text:span text:style-name="T161"><text:s/></text:span><text:span text:style-name="T162">1</text:span><text:span text:style-name="T163">;</text:span></text:p>
      <text:p text:style-name="P164"><text:line-break/></text:p>
      <text:p text:style-name="P165"><text:span text:style-name="T166"># Looking at Countries with Highest Infection Rate compared to Population</text:span></text:p>
      <text:p text:style-name="P167"><text:span text:style-name="T168">SELECT</text:span><text:span text:style-name="T169"><text:s/>Location, population,<text:s/></text:span><text:span text:style-name="T170">MAX</text:span><text:span text:style-name="T171">(</text:span><text:span text:style-name="T172">total_cases</text:span><text:span text:style-name="T173">)</text:span><text:span text:style-name="T174"><text:s/></text:span><text:span text:style-name="T175">AS</text:span><text:span text:style-name="T176"><text:s/>HighestInfectionCount,<text:s/></text:span><text:span text:style-name="T177">MAX</text:span><text:span text:style-name="T178">((</text:span><text:span text:style-name="T179">total_cases</text:span><text:span text:style-name="T180">/</text:span><text:span text:style-name="T181">Population</text:span><text:span text:style-name="T182">))*</text:span><text:span text:style-name="T183">100</text:span><text:span text:style-name="T184"><text:s/></text:span><text:span text:style-name="T185">AS</text:span><text:span text:style-name="T186"><text:s/>percentage_of_population_infected</text:span></text:p>
      <text:p text:style-name="P187"><text:span text:style-name="T188">FROM</text:span><text:span text:style-name="T189"><text:s/></text:span><text:span text:style-name="T190">`radiant-anchor-360514.Covid_dataset.covid_deaths`</text:span></text:p>
      <text:p text:style-name="P191"><text:span text:style-name="T192">WHERE</text:span><text:span text:style-name="T193"><text:s/>continent<text:s/></text:span><text:span text:style-name="T194">IS</text:span><text:span text:style-name="T195"><text:s/></text:span><text:span text:style-name="T196">NOT</text:span><text:span text:style-name="T197"><text:s/></text:span><text:span text:style-name="T198">NULL</text:span></text:p>
      <text:p text:style-name="P199"><text:span text:style-name="T200">GROUP</text:span><text:span text:style-name="T201"><text:s/></text:span><text:span text:style-name="T202">BY</text:span><text:span text:style-name="T203"><text:s/>population, location</text:span></text:p>
      <text:p text:style-name="P204"><text:span text:style-name="T205">ORDER</text:span><text:span text:style-name="T206"><text:s/></text:span><text:span text:style-name="T207">BY</text:span><text:span text:style-name="T208"><text:s/></text:span><text:span text:style-name="T209">4</text:span><text:span text:style-name="T210"><text:s/></text:span><text:span text:style-name="T211">desc</text:span><text:span text:style-name="T212">;</text:span></text:p>
      <text:p text:style-name="P213"><text:line-break/></text:p>
      <text:p text:style-name="P214"><text:span text:style-name="T215"># Showing countries with highest death count per Population</text:span></text:p>
      <text:p text:style-name="P216"><text:span text:style-name="T217">SELECT</text:span><text:span text:style-name="T218"><text:s/>Location,<text:s/></text:span><text:span text:style-name="T219">MAX</text:span><text:span text:style-name="T220">(</text:span><text:span text:style-name="T221">total_deaths</text:span><text:span text:style-name="T222">)</text:span><text:span text:style-name="T223"><text:s/></text:span><text:span text:style-name="T224">AS</text:span><text:span text:style-name="T225"><text:s/>TotalDeathCount</text:span></text:p>
      <text:p text:style-name="P226"><text:span text:style-name="T227">FROM</text:span><text:span text:style-name="T228"><text:s/></text:span><text:span text:style-name="T229">`radiant-anchor-360514.Covid_dataset.covid_deaths`</text:span></text:p>
      <text:p text:style-name="P230"><text:span text:style-name="T231">WHERE</text:span><text:span text:style-name="T232"><text:s/>continent<text:s/></text:span><text:span text:style-name="T233">IS</text:span><text:span text:style-name="T234"><text:s/></text:span><text:span text:style-name="T235">NOT</text:span><text:span text:style-name="T236"><text:s/></text:span><text:span text:style-name="T237">NULL</text:span></text:p>
      <text:p text:style-name="P238"><text:span text:style-name="T239">GROUP</text:span><text:span text:style-name="T240"><text:s/></text:span><text:span text:style-name="T241">BY</text:span><text:span text:style-name="T242"><text:s/>location</text:span></text:p>
      <text:p text:style-name="P243"><text:span text:style-name="T244">ORDER</text:span><text:span text:style-name="T245"><text:s/></text:span><text:span text:style-name="T246">BY</text:span><text:span text:style-name="T247"><text:s/></text:span><text:span text:style-name="T248">2</text:span><text:span text:style-name="T249"><text:s/></text:span><text:span text:style-name="T250">desc</text:span><text:span text:style-name="T251">;</text:span></text:p>
      <text:p text:style-name="P252"><text:line-break/></text:p>
      <text:p text:style-name="P253"><text:span text:style-name="T254"># Breaking it down by Continent</text:span></text:p>
      <text:p text:style-name="P255"/>
      <text:p text:style-name="P256"><text:span text:style-name="T257">-- Showing contintents with the highest death count per population</text:span></text:p>
      <text:p text:style-name="P258"/>
      <text:p text:style-name="P259"><text:span text:style-name="T260">SELECT</text:span><text:span text:style-name="T261"><text:s/>continent,<text:s/></text:span><text:span text:style-name="T262">MAX</text:span><text:span text:style-name="T263">(</text:span><text:span text:style-name="T264">total_deaths</text:span><text:span text:style-name="T265">)</text:span><text:span text:style-name="T266"><text:s/></text:span><text:span text:style-name="T267">AS</text:span><text:span text:style-name="T268"><text:s/>TotalDeathCount</text:span></text:p>
      <text:p text:style-name="P269"><text:span text:style-name="T270">FROM</text:span><text:span text:style-name="T271"><text:s/></text:span><text:span text:style-name="T272">`radiant-anchor-360514.Covid_dataset.covid_deaths`</text:span></text:p>
      <text:p text:style-name="P273"><text:span text:style-name="T274">WHERE</text:span><text:span text:style-name="T275"><text:s/>continent<text:s/></text:span><text:span text:style-name="T276">IS</text:span><text:span text:style-name="T277"><text:s/></text:span><text:span text:style-name="T278">NOT</text:span><text:span text:style-name="T279"><text:s/></text:span><text:span text:style-name="T280">NULL</text:span></text:p>
      <text:p text:style-name="P281"><text:span text:style-name="T282">GROUP</text:span><text:span text:style-name="T283"><text:s/></text:span><text:span text:style-name="T284">BY</text:span><text:span text:style-name="T285"><text:s/>continent</text:span></text:p>
      <text:p text:style-name="P286"><text:span text:style-name="T287">ORDER</text:span><text:span text:style-name="T288"><text:s/></text:span><text:span text:style-name="T289">BY</text:span><text:span text:style-name="T290"><text:s/></text:span><text:span text:style-name="T291">2</text:span><text:span text:style-name="T292"><text:s/></text:span><text:span text:style-name="T293">desc</text:span><text:span text:style-name="T294">;</text:span></text:p>
      <text:p text:style-name="P295"><text:line-break/></text:p>
      <text:p text:style-name="P296"><text:span text:style-name="T297">#Global Numbers:</text:span></text:p>
      <text:p text:style-name="P298"><text:span text:style-name="T299">-- By Date</text:span></text:p>
      <text:p text:style-name="P300"><text:span text:style-name="T301">SELECT</text:span><text:span text:style-name="T302"><text:s/></text:span><text:span text:style-name="T303">date</text:span><text:span text:style-name="T304">,<text:s/></text:span><text:span text:style-name="T305">SUM</text:span><text:span text:style-name="T306">(</text:span><text:span text:style-name="T307">new_cases</text:span><text:span text:style-name="T308">)</text:span><text:span text:style-name="T309"><text:s/></text:span><text:span text:style-name="T310">AS</text:span><text:span text:style-name="T311"><text:s/>TotalCases,<text:s/></text:span><text:span text:style-name="T312">SUM</text:span><text:span text:style-name="T313">(</text:span><text:span text:style-name="T314">new_deaths</text:span><text:span text:style-name="T315">)</text:span><text:span text:style-name="T316"><text:s/></text:span><text:span text:style-name="T317">AS</text:span><text:span text:style-name="T318"><text:s/>TotalDeaths,<text:s/></text:span><text:span text:style-name="T319">SUM</text:span><text:span text:style-name="T320">(</text:span><text:span text:style-name="T321">new_deaths</text:span><text:span text:style-name="T322">)/</text:span><text:span text:style-name="T323">SUM</text:span><text:span text:style-name="T324">(</text:span><text:span text:style-name="T325">New_Cases</text:span><text:span text:style-name="T326">)*</text:span><text:span text:style-name="T327">100</text:span><text:span text:style-name="T328"><text:s/></text:span><text:span text:style-name="T329">AS</text:span><text:span text:style-name="T330"><text:s/>DeathPercentage</text:span></text:p>
      <text:p text:style-name="P331"><text:span text:style-name="T332">FROM</text:span><text:span text:style-name="T333"><text:s/></text:span><text:span text:style-name="T334">`radiant-anchor-360514.Covid_dataset.covid_deaths`</text:span></text:p>
      <text:p text:style-name="P335"><text:span text:style-name="T336">WHERE</text:span><text:span text:style-name="T337"><text:s/>continent<text:s/></text:span><text:span text:style-name="T338">IS</text:span><text:span text:style-name="T339"><text:s/></text:span><text:span text:style-name="T340">NOT</text:span><text:span text:style-name="T341"><text:s/></text:span><text:span text:style-name="T342">NULL</text:span></text:p>
      <text:p text:style-name="P343"><text:span text:style-name="T344">GROUP</text:span><text:span text:style-name="T345"><text:s/></text:span><text:span text:style-name="T346">BY</text:span><text:span text:style-name="T347"><text:s/></text:span><text:span text:style-name="T348">date</text:span></text:p>
      <text:p text:style-name="P349"><text:span text:style-name="T350">ORDER</text:span><text:span text:style-name="T351"><text:s/></text:span><text:span text:style-name="T352">BY</text:span><text:span text:style-name="T353"><text:s/></text:span><text:span text:style-name="T354">1</text:span><text:span text:style-name="T355">,</text:span><text:span text:style-name="T356">2</text:span><text:span text:style-name="T357">;</text:span></text:p>
      <text:p text:style-name="P358"/>
      <text:p text:style-name="P359"><text:span text:style-name="T360">--Overall</text:span></text:p>
      <text:p text:style-name="P361"><text:span text:style-name="T362">SELECT</text:span><text:span text:style-name="T363"><text:s/></text:span><text:span text:style-name="T364">SUM</text:span><text:span text:style-name="T365">(</text:span><text:span text:style-name="T366">new_cases</text:span><text:span text:style-name="T367">)</text:span><text:span text:style-name="T368"><text:s/></text:span><text:span text:style-name="T369">AS</text:span><text:span text:style-name="T370"><text:s/>TotalCases,<text:s/></text:span><text:span text:style-name="T371">SUM</text:span><text:span text:style-name="T372">(</text:span><text:span text:style-name="T373">new_deaths</text:span><text:span text:style-name="T374">)</text:span><text:span text:style-name="T375"><text:s/></text:span><text:span text:style-name="T376">AS</text:span><text:span text:style-name="T377"><text:s/>TotalDeaths,<text:s/></text:span><text:span text:style-name="T378">SUM</text:span><text:span text:style-name="T379">(</text:span><text:span text:style-name="T380">new_deaths</text:span><text:span text:style-name="T381">)/</text:span><text:span text:style-name="T382">SUM</text:span><text:span text:style-name="T383">(</text:span><text:span text:style-name="T384">New_Cases</text:span><text:span text:style-name="T385">)*</text:span><text:span text:style-name="T386">100</text:span><text:span text:style-name="T387"><text:s/></text:span><text:span text:style-name="T388">AS</text:span><text:span text:style-name="T389"><text:s/>DeathPercentage</text:span></text:p>
      <text:p text:style-name="P390"><text:span text:style-name="T391">FROM</text:span><text:span text:style-name="T392"><text:s/></text:span><text:span text:style-name="T393">`radiant-anchor-360514.Covid_dataset.covid_deaths`</text:span></text:p>
      <text:p text:style-name="P394"><text:span text:style-name="T395">WHERE</text:span><text:span text:style-name="T396"><text:s/>continent<text:s/></text:span><text:span text:style-name="T397">IS</text:span><text:span text:style-name="T398"><text:s/></text:span><text:span text:style-name="T399">NOT</text:span><text:span text:style-name="T400"><text:s/></text:span><text:span text:style-name="T401">NULL</text:span></text:p>
      <text:p text:style-name="P402"><text:span text:style-name="T403">ORDER</text:span><text:span text:style-name="T404"><text:s/></text:span><text:span text:style-name="T405">BY</text:span><text:span text:style-name="T406"><text:s/></text:span><text:span text:style-name="T407">1</text:span><text:span text:style-name="T408">,</text:span><text:span text:style-name="T409">2</text:span><text:span text:style-name="T410">;</text:span></text:p>
      <text:p text:style-name="P411"><text:line-break/></text:p>
      <text:p text:style-name="P412"><text:span text:style-name="T413"># Looking at Total population VS Vaccinations</text:span></text:p>
      <text:p text:style-name="P414"><text:span text:style-name="T415">-- Shows Percentage of Population that has recieved at least one Covid-19 Vaccine</text:span></text:p>
      <text:p text:style-name="P416"/>
      <text:p text:style-name="P417"><text:span text:style-name="T418">SELECT</text:span><text:span text:style-name="T419"><text:s/>dea.continent, dea.location, dea.</text:span><text:span text:style-name="T420">date</text:span><text:span text:style-name="T421">, dea.population, vac.new_vaccinations,<text:s/></text:span><text:span text:style-name="T422">SUM</text:span><text:span text:style-name="T423">(</text:span><text:span text:style-name="T424">vac.new_vaccinations</text:span><text:span text:style-name="T425">)</text:span><text:span text:style-name="T426"><text:s/></text:span><text:span text:style-name="T427">OVER</text:span><text:span text:style-name="T428"><text:s/></text:span><text:span text:style-name="T429">(</text:span><text:span text:style-name="T430">Partition</text:span><text:span text:style-name="T431"><text:s/></text:span><text:span text:style-name="T432">by</text:span><text:span text:style-name="T433"><text:s/>dea.location<text:s/></text:span><text:span text:style-name="T434">ORDER</text:span><text:span text:style-name="T435"><text:s/></text:span><text:span text:style-name="T436">BY</text:span><text:span text:style-name="T437"><text:s/>dea.location, dea.</text:span><text:span text:style-name="T438">date</text:span><text:span text:style-name="T439">)</text:span><text:span text:style-name="T440"><text:s/></text:span><text:span text:style-name="T441">AS</text:span><text:span text:style-name="T442"><text:s/>RollingPeopleVaccinated</text:span></text:p>
      <text:p text:style-name="P443"><text:span text:style-name="T444">FROM</text:span><text:span text:style-name="T445"><text:s/></text:span><text:span text:style-name="T446">`radiant-anchor-360514.Covid_dataset.covid_deaths`</text:span><text:span text:style-name="T447"><text:s/></text:span><text:span text:style-name="T448">AS</text:span><text:span text:style-name="T449"><text:s/>dea</text:span></text:p>
      <text:p text:style-name="P450"><text:span text:style-name="T451">INNER</text:span><text:span text:style-name="T452"><text:s/></text:span><text:span text:style-name="T453">JOIN</text:span><text:span text:style-name="T454"><text:s/></text:span><text:span text:style-name="T455">`radiant-anchor-360514.Covid_dataset.covid_vaccinations`</text:span><text:span text:style-name="T456"><text:s/></text:span><text:span text:style-name="T457">AS</text:span><text:span text:style-name="T458"><text:s/>vac</text:span></text:p>
      <text:p text:style-name="P459"><text:span text:style-name="T460"><text:s text:c="4"/></text:span><text:span text:style-name="T461">ON</text:span><text:span text:style-name="T462"><text:s/>dea.</text:span><text:span text:style-name="T463">location</text:span><text:span text:style-name="T464"><text:s/>= vac.location</text:span></text:p>
      <text:p text:style-name="P465"><text:span text:style-name="T466"><text:s text:c="4"/></text:span><text:span text:style-name="T467">AND</text:span><text:span text:style-name="T468"><text:s/>dea.</text:span><text:span text:style-name="T469">date</text:span><text:span text:style-name="T470"><text:s/>= vac.</text:span><text:span text:style-name="T471">date</text:span></text:p>
      <text:p text:style-name="P472"><text:span text:style-name="T473"><text:s/></text:span><text:span text:style-name="T474">WHERE</text:span><text:span text:style-name="T475"><text:s/>dea.continent<text:s/></text:span><text:span text:style-name="T476">IS</text:span><text:span text:style-name="T477"><text:s/></text:span><text:span text:style-name="T478">NOT</text:span><text:span text:style-name="T479"><text:s/></text:span><text:span text:style-name="T480">NULL</text:span><text:span text:style-name="T481"><text:s text:c="2"/></text:span></text:p>
      <text:p text:style-name="P482"><text:span text:style-name="T483">ORDER</text:span><text:span text:style-name="T484"><text:s/></text:span><text:span text:style-name="T485">BY</text:span><text:span text:style-name="T486"><text:s/></text:span><text:span text:style-name="T487">2</text:span><text:span text:style-name="T488">,</text:span><text:span text:style-name="T489">3</text:span><text:span text:style-name="T490">;</text:span></text:p>
      <text:p text:style-name="P491"><text:line-break/></text:p>
      <text:p text:style-name="P492"><text:span text:style-name="T493"># USE CTE (common table expression) to perform Calculation on Partition By in the previous query</text:span></text:p>
      <text:p text:style-name="P494"><text:span text:style-name="T495">With</text:span><text:span text:style-name="T496"><text:s/>PopvsVac_cte<text:s/></text:span><text:span text:style-name="T497">AS</text:span><text:span text:style-name="T498"><text:s/></text:span><text:span text:style-name="T499">(</text:span></text:p>
      <text:p text:style-name="P500"><text:span text:style-name="T501">SELECT</text:span><text:span text:style-name="T502"><text:s/>dea.continent, dea.location, dea.</text:span><text:span text:style-name="T503">date</text:span><text:span text:style-name="T504">, dea.population, vac.new_vaccinations,<text:s/></text:span><text:span text:style-name="T505">SUM</text:span><text:span text:style-name="T506">(</text:span><text:span text:style-name="T507">vac.new_vaccinations</text:span><text:span text:style-name="T508">)</text:span><text:span text:style-name="T509"><text:s/></text:span><text:span text:style-name="T510">OVER</text:span><text:span text:style-name="T511"><text:s/></text:span><text:span text:style-name="T512">(</text:span><text:span text:style-name="T513">Partition</text:span><text:span text:style-name="T514"><text:s/></text:span><text:span text:style-name="T515">by</text:span><text:span text:style-name="T516"><text:s/>dea.location<text:s/></text:span><text:span text:style-name="T517">ORDER</text:span><text:span text:style-name="T518"><text:s/></text:span><text:span text:style-name="T519">BY</text:span><text:span text:style-name="T520"><text:s/>dea.location, dea.</text:span><text:span text:style-name="T521">date</text:span><text:span text:style-name="T522">)</text:span><text:span text:style-name="T523"><text:s/></text:span><text:span text:style-name="T524">AS</text:span><text:span text:style-name="T525"><text:s/>RollingPeopleVaccinated</text:span></text:p>
      <text:p text:style-name="P526"><text:span text:style-name="T527">FROM</text:span><text:span text:style-name="T528"><text:s/></text:span><text:span text:style-name="T529">`radiant-anchor-360514.Covid_dataset.covid_deaths`</text:span><text:span text:style-name="T530"><text:s/></text:span><text:span text:style-name="T531">AS</text:span><text:span text:style-name="T532"><text:s/>dea</text:span></text:p>
      <text:p text:style-name="P533"><text:span text:style-name="T534">INNER</text:span><text:span text:style-name="T535"><text:s/></text:span><text:span text:style-name="T536">JOIN</text:span><text:span text:style-name="T537"><text:s/></text:span><text:span text:style-name="T538">`radiant-anchor-360514.Covid_dataset.covid_vaccinations`</text:span><text:span text:style-name="T539"><text:s/></text:span><text:span text:style-name="T540">AS</text:span><text:span text:style-name="T541"><text:s/>vac</text:span></text:p>
      <text:p text:style-name="P542"><text:span text:style-name="T543"><text:s text:c="4"/></text:span><text:span text:style-name="T544">ON</text:span><text:span text:style-name="T545"><text:s/>dea.</text:span><text:span text:style-name="T546">location</text:span><text:span text:style-name="T547"><text:s/>= vac.location</text:span></text:p>
      <text:p text:style-name="P548"><text:span text:style-name="T549"><text:s text:c="4"/></text:span><text:span text:style-name="T550">AND</text:span><text:span text:style-name="T551"><text:s/>dea.</text:span><text:span text:style-name="T552">date</text:span><text:span text:style-name="T553"><text:s/>= vac.</text:span><text:span text:style-name="T554">date</text:span></text:p>
      <text:p text:style-name="P555"><text:span text:style-name="T556"><text:s/></text:span><text:span text:style-name="T557">WHERE</text:span><text:span text:style-name="T558"><text:s/>dea.continent<text:s/></text:span><text:span text:style-name="T559">IS</text:span><text:span text:style-name="T560"><text:s/></text:span><text:span text:style-name="T561">NOT</text:span><text:span text:style-name="T562"><text:s/></text:span><text:span text:style-name="T563">NULL</text:span><text:span text:style-name="T564">)</text:span></text:p>
      <text:p text:style-name="P565"/>
      <text:p text:style-name="P566"><text:span text:style-name="T567">SELECT</text:span><text:span text:style-name="T568"><text:s/></text:span><text:span text:style-name="T569">*</text:span><text:span text:style-name="T570">,<text:s/></text:span><text:span text:style-name="T571">(</text:span><text:span text:style-name="T572">RollingPeopleVaccinated</text:span><text:span text:style-name="T573">/</text:span><text:span text:style-name="T574">Population</text:span><text:span text:style-name="T575">)*</text:span><text:span text:style-name="T576">100</text:span><text:span text:style-name="T577"><text:s/></text:span><text:span text:style-name="T578">AS</text:span><text:span text:style-name="T579"><text:s/>PercentofPopulationVaccinated</text:span></text:p>
      <text:p text:style-name="P580"><text:span text:style-name="T581">FROM</text:span><text:span text:style-name="T582"><text:s/>PopvsVac_cte;</text:span></text:p>
      <text:p text:style-name="P583"/>
      <text:p text:style-name="P584"><text:span text:style-name="T585"># The CTE is useful because in the previous query we cant reference "rollingpeoplevaccinated" / by population *100 since it will all be in the SELECT clause</text:span></text:p>
      <text:p text:style-name="P586"><text:line-break/></text:p>
      <text:p text:style-name="P587"><text:span text:style-name="T588"># Creating Table to perform Calculation on Partition By in previous query</text:span></text:p>
      <text:p text:style-name="P589"><text:span text:style-name="T590">DROP</text:span><text:span text:style-name="T591"><text:s/></text:span><text:span text:style-name="T592">TABLE</text:span><text:span text:style-name="T593"><text:s/></text:span><text:span text:style-name="T594">IF</text:span><text:span text:style-name="T595"><text:s/></text:span><text:span text:style-name="T596">EXISTS</text:span><text:span text:style-name="T597"><text:s/>radiant</text:span><text:span text:style-name="T598">-</text:span><text:span text:style-name="T599">anchor</text:span><text:span text:style-name="T600">-</text:span><text:span text:style-name="T601">360514</text:span><text:span text:style-name="T602">.Covid_dataset.PercentPopulationVaccinated;</text:span></text:p>
      <text:p text:style-name="P603"/>
      <text:p text:style-name="P604"><text:span text:style-name="T605">CREATE</text:span><text:span text:style-name="T606"><text:s/></text:span><text:span text:style-name="T607">TABLE</text:span><text:span text:style-name="T608"><text:s/>radiant</text:span><text:span text:style-name="T609">-</text:span><text:span text:style-name="T610">anchor</text:span><text:span text:style-name="T611">-</text:span><text:span text:style-name="T612">360514</text:span><text:span text:style-name="T613">.Covid_dataset.PercentPopulationVaccinated</text:span></text:p>
      <text:p text:style-name="P614"><text:span text:style-name="T615">(</text:span><text:span text:style-name="T616">continent<text:s/></text:span><text:span text:style-name="T617">string</text:span><text:span text:style-name="T618">(</text:span><text:span text:style-name="T619">255</text:span><text:span text:style-name="T620">)</text:span><text:span text:style-name="T621">,</text:span></text:p>
      <text:p text:style-name="P622"><text:span text:style-name="T623"><text:s/>location<text:s/></text:span><text:span text:style-name="T624">string</text:span><text:span text:style-name="T625">(</text:span><text:span text:style-name="T626">255</text:span><text:span text:style-name="T627">)</text:span><text:span text:style-name="T628">,</text:span></text:p>
      <text:p text:style-name="P629"><text:span text:style-name="T630"><text:s/></text:span><text:span text:style-name="T631">date</text:span><text:span text:style-name="T632"><text:s/></text:span><text:span text:style-name="T633">datetime</text:span><text:span text:style-name="T634">,</text:span></text:p>
      <text:p text:style-name="P635"><text:s/>population numeric,</text:p>
      <text:p text:style-name="P636"><text:s/>new_vaccinations numeric,</text:p>
      <text:p text:style-name="P637"><text:span text:style-name="T638"><text:s/>RollingPeopleVaccinated numeric</text:span><text:span text:style-name="T639">)</text:span></text:p>
      <text:p text:style-name="P640"><text:span text:style-name="T641">AS</text:span></text:p>
      <text:p text:style-name="P642"><text:span text:style-name="T643">SELECT</text:span><text:span text:style-name="T644"><text:s/>dea.continent, dea.location, dea.</text:span><text:span text:style-name="T645">date</text:span><text:span text:style-name="T646">, dea.population, vac.new_vaccinations,<text:s/></text:span><text:span text:style-name="T647">SUM</text:span><text:span text:style-name="T648">(</text:span><text:span text:style-name="T649">vac.new_vaccinations</text:span><text:span text:style-name="T650">)</text:span><text:span text:style-name="T651"><text:s/></text:span><text:span text:style-name="T652">OVER</text:span><text:span text:style-name="T653"><text:s/></text:span><text:span text:style-name="T654">(</text:span><text:span text:style-name="T655">Partition</text:span><text:span text:style-name="T656"><text:s/></text:span><text:span text:style-name="T657">by</text:span><text:span text:style-name="T658"><text:s/>dea.location<text:s/></text:span><text:span text:style-name="T659">ORDER</text:span><text:span text:style-name="T660"><text:s/></text:span><text:span text:style-name="T661">BY</text:span><text:span text:style-name="T662"><text:s/>dea.location, dea.</text:span><text:span text:style-name="T663">date</text:span><text:span text:style-name="T664">)</text:span><text:span text:style-name="T665"><text:s/></text:span><text:span text:style-name="T666">AS</text:span><text:span text:style-name="T667"><text:s/>RollingPeopleVaccinated</text:span></text:p>
      <text:p text:style-name="P668"><text:span text:style-name="T669">FROM</text:span><text:span text:style-name="T670"><text:s/></text:span><text:span text:style-name="T671">`radiant-anchor-360514.Covid_dataset.covid_deaths`</text:span><text:span text:style-name="T672"><text:s/></text:span><text:span text:style-name="T673">AS</text:span><text:span text:style-name="T674"><text:s/>dea</text:span></text:p>
      <text:p text:style-name="P675"><text:span text:style-name="T676">INNER</text:span><text:span text:style-name="T677"><text:s/></text:span><text:span text:style-name="T678">JOIN</text:span><text:span text:style-name="T679"><text:s/></text:span><text:span text:style-name="T680">`radiant-anchor-360514.Covid_dataset.covid_vaccinations`</text:span><text:span text:style-name="T681"><text:s/></text:span><text:span text:style-name="T682">AS</text:span><text:span text:style-name="T683"><text:s/>vac</text:span></text:p>
      <text:p text:style-name="P684"><text:span text:style-name="T685"><text:s text:c="4"/></text:span><text:span text:style-name="T686">ON</text:span><text:span text:style-name="T687"><text:s/>dea.</text:span><text:span text:style-name="T688">location</text:span><text:span text:style-name="T689"><text:s/>= vac.location</text:span></text:p>
      <text:p text:style-name="P690"><text:span text:style-name="T691"><text:s text:c="4"/></text:span><text:span text:style-name="T692">AND</text:span><text:span text:style-name="T693"><text:s/>dea.</text:span><text:span text:style-name="T694">date</text:span><text:span text:style-name="T695"><text:s/>= vac.</text:span><text:span text:style-name="T696">date</text:span></text:p>
      <text:p text:style-name="P697"><text:span text:style-name="T698"><text:s/></text:span><text:span text:style-name="T699">WHERE</text:span><text:span text:style-name="T700"><text:s/>dea.continent<text:s/></text:span><text:span text:style-name="T701">IS</text:span><text:span text:style-name="T702"><text:s/></text:span><text:span text:style-name="T703">NOT</text:span><text:span text:style-name="T704"><text:s/></text:span><text:span text:style-name="T705">NULL</text:span><text:span text:style-name="T706">;</text:span></text:p>
      <text:p text:style-name="P707"/>
      <text:p text:style-name="P708"><text:span text:style-name="T709">--Querying the table created above</text:span></text:p>
      <text:p text:style-name="P710"><text:span text:style-name="T711"><text:s/></text:span><text:span text:style-name="T712">SELECT</text:span><text:span text:style-name="T713"><text:s/></text:span><text:span text:style-name="T714">*</text:span><text:span text:style-name="T715">,<text:s/></text:span><text:span text:style-name="T716">(</text:span><text:span text:style-name="T717">RollingPeopleVaccinated</text:span><text:span text:style-name="T718">/</text:span><text:span text:style-name="T719">Population</text:span><text:span text:style-name="T720">)*</text:span><text:span text:style-name="T721">100</text:span><text:span text:style-name="T722"><text:s/></text:span><text:span text:style-name="T723">AS</text:span><text:span text:style-name="T724"><text:s/>PercentofPopulationVaccinated</text:span></text:p>
      <text:p text:style-name="P725"><text:span text:style-name="T726"><text:s/></text:span><text:span text:style-name="T727">FROM</text:span><text:span text:style-name="T728"><text:s/>radiant</text:span><text:span text:style-name="T729">-</text:span><text:span text:style-name="T730">anchor</text:span><text:span text:style-name="T731">-</text:span><text:span text:style-name="T732">360514</text:span><text:span text:style-name="T733">.Covid_dataset.PercentPopulationVaccinated</text:span></text:p>
      <text:p text:style-name="P734"><text:span text:style-name="T735"><text:s/></text:span><text:span text:style-name="T736">ORDER</text:span><text:span text:style-name="T737"><text:s/></text:span><text:span text:style-name="T738">BY</text:span><text:span text:style-name="T739"><text:s/></text:span><text:span text:style-name="T740">2</text:span><text:span text:style-name="T741">,</text:span><text:span text:style-name="T742">3</text:span><text:span text:style-name="T743">;</text:span></text:p>
      <text:p text:style-name="P744"><text:line-break/></text:p>
      <text:p text:style-name="P745"><text:span text:style-name="T746"># Creating View to store data for visualizations</text:span></text:p>
      <text:p text:style-name="P747"><text:span text:style-name="T748">CREATE</text:span><text:span text:style-name="T749"><text:s/></text:span><text:span text:style-name="T750">VIEW</text:span><text:span text:style-name="T751"><text:s/>radiant</text:span><text:span text:style-name="T752">-</text:span><text:span text:style-name="T753">anchor</text:span><text:span text:style-name="T754">-</text:span><text:span text:style-name="T755">360514</text:span><text:span text:style-name="T756">.Covid_dataset.PercentPopulationVaccinated2<text:s/></text:span><text:span text:style-name="T757">AS</text:span></text:p>
      <text:p text:style-name="P758"><text:span text:style-name="T759">SELECT</text:span><text:span text:style-name="T760"><text:s/>dea.continent, dea.location, dea.</text:span><text:span text:style-name="T761">date</text:span><text:span text:style-name="T762">, dea.population, vac.new_vaccinations,<text:s/></text:span><text:span text:style-name="T763">SUM</text:span><text:span text:style-name="T764">(</text:span><text:span text:style-name="T765">vac.new_vaccinations</text:span><text:span text:style-name="T766">)</text:span><text:span text:style-name="T767"><text:s/></text:span><text:span text:style-name="T768">OVER</text:span><text:span text:style-name="T769"><text:s/></text:span><text:span text:style-name="T770">(</text:span><text:span text:style-name="T771">Partition</text:span><text:span text:style-name="T772"><text:s/></text:span><text:span text:style-name="T773">by</text:span><text:span text:style-name="T774"><text:s/>dea.location<text:s/></text:span><text:span text:style-name="T775">ORDER</text:span><text:span text:style-name="T776"><text:s/></text:span><text:span text:style-name="T777">BY</text:span><text:span text:style-name="T778"><text:s/>dea.location, dea.</text:span><text:span text:style-name="T779">date</text:span><text:span text:style-name="T780">)</text:span><text:span text:style-name="T781"><text:s/></text:span><text:span text:style-name="T782">AS</text:span><text:span text:style-name="T783"><text:s/>RollingPeopleVaccinated</text:span></text:p>
      <text:p text:style-name="P784"><text:span text:style-name="T785">FROM</text:span><text:span text:style-name="T786"><text:s/></text:span><text:span text:style-name="T787">`radiant-anchor-360514.Covid_dataset.covid_deaths`</text:span><text:span text:style-name="T788"><text:s/></text:span><text:span text:style-name="T789">AS</text:span><text:span text:style-name="T790"><text:s/>dea</text:span></text:p>
      <text:p text:style-name="P791"><text:span text:style-name="T792">INNER</text:span><text:span text:style-name="T793"><text:s/></text:span><text:span text:style-name="T794">JOIN</text:span><text:span text:style-name="T795"><text:s/></text:span><text:span text:style-name="T796">`radiant-anchor-360514.Covid_dataset.covid_vaccinations`</text:span><text:span text:style-name="T797"><text:s/></text:span><text:span text:style-name="T798">AS</text:span><text:span text:style-name="T799"><text:s/>vac</text:span></text:p>
      <text:p text:style-name="P800"><text:span text:style-name="T801"><text:s text:c="4"/></text:span><text:span text:style-name="T802">ON</text:span><text:span text:style-name="T803"><text:s/>dea.</text:span><text:span text:style-name="T804">location</text:span><text:span text:style-name="T805"><text:s/>= vac.location</text:span></text:p>
      <text:p text:style-name="P806"><text:span text:style-name="T807"><text:s text:c="4"/></text:span><text:span text:style-name="T808">AND</text:span><text:span text:style-name="T809"><text:s/>dea.</text:span><text:span text:style-name="T810">date</text:span><text:span text:style-name="T811"><text:s/>= vac.</text:span><text:span text:style-name="T812">date</text:span></text:p>
      <text:p text:style-name="P813"><text:span text:style-name="T814"><text:s/></text:span><text:span text:style-name="T815">WHERE</text:span><text:span text:style-name="T816"><text:s/>dea.continent<text:s/></text:span><text:span text:style-name="T817">IS</text:span><text:span text:style-name="T818"><text:s/></text:span><text:span text:style-name="T819">NOT</text:span><text:span text:style-name="T820"><text:s/></text:span><text:span text:style-name="T821">NULL</text:span><text:span text:style-name="T822">;</text:span></text:p>
      <text:p text:style-name="P823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 Mono" svg:font-family="Roboto Mono" style:font-family-generic="modern" style:font-pitch="fixed" svg:panose-1="0 0 0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eline Rosario</meta:initial-creator>
    <dc:creator>Celine Rosario</dc:creator>
    <meta:creation-date>2022-12-29T22:35:00Z</meta:creation-date>
    <dc:date>2022-12-29T22:35:00Z</dc:date>
    <meta:template xlink:href="Normal.dotm" xlink:type="simple"/>
    <meta:editing-cycles>2</meta:editing-cycles>
    <meta:editing-duration>PT60S</meta:editing-duration>
    <meta:document-statistic meta:page-count="1" meta:paragraph-count="11" meta:word-count="848" meta:character-count="5677" meta:row-count="40" meta:non-whitespace-character-count="4840"/>
  </office:meta>
</office:document-meta>
</file>